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3fb6e"/>
    </style:style>
    <style:style style:name="P2" style:family="paragraph" style:parent-style-name="Standard">
      <style:text-properties officeooo:paragraph-rsid="000b6848"/>
    </style:style>
    <style:style style:name="P3" style:family="paragraph" style:parent-style-name="Standard">
      <style:text-properties fo:font-size="10pt" officeooo:paragraph-rsid="00167e97" style:font-size-asian="10pt" style:font-size-complex="10pt"/>
    </style:style>
    <style:style style:name="P4" style:family="paragraph" style:parent-style-name="Standard">
      <style:text-properties fo:font-size="10pt" officeooo:paragraph-rsid="00196e24" style:font-size-asian="10pt" style:font-size-complex="10pt"/>
    </style:style>
    <style:style style:name="P5" style:family="paragraph" style:parent-style-name="Standard">
      <style:text-properties officeooo:paragraph-rsid="00167e97"/>
    </style:style>
    <style:style style:name="P6" style:family="paragraph" style:parent-style-name="Standard">
      <style:paragraph-properties fo:margin-top="0.106cm" fo:margin-bottom="0.106cm" loext:contextual-spacing="false"/>
      <style:text-properties officeooo:paragraph-rsid="0022fcd4"/>
    </style:style>
    <style:style style:name="P7" style:family="paragraph" style:parent-style-name="Text_20_body">
      <style:text-properties officeooo:paragraph-rsid="0003fb6e"/>
    </style:style>
    <style:style style:name="P8" style:family="paragraph" style:parent-style-name="Text_20_body">
      <style:text-properties officeooo:rsid="00088d0f" officeooo:paragraph-rsid="00088d0f"/>
    </style:style>
    <style:style style:name="P9" style:family="paragraph" style:parent-style-name="Text_20_body">
      <style:text-properties officeooo:paragraph-rsid="00088d0f"/>
    </style:style>
    <style:style style:name="P10" style:family="paragraph" style:parent-style-name="Text_20_body">
      <style:text-properties officeooo:rsid="000987cb" officeooo:paragraph-rsid="000987cb"/>
    </style:style>
    <style:style style:name="P11" style:family="paragraph" style:parent-style-name="Text_20_body">
      <style:text-properties officeooo:rsid="000987cb" officeooo:paragraph-rsid="000b6848"/>
    </style:style>
    <style:style style:name="P12" style:family="paragraph" style:parent-style-name="Text_20_body">
      <style:text-properties officeooo:rsid="00164064" officeooo:paragraph-rsid="00164064"/>
    </style:style>
    <style:style style:name="P13" style:family="paragraph" style:parent-style-name="Text_20_body">
      <style:text-properties officeooo:paragraph-rsid="00196e24"/>
    </style:style>
    <style:style style:name="P14" style:family="paragraph" style:parent-style-name="Text_20_body">
      <style:text-properties fo:font-size="10pt" officeooo:paragraph-rsid="001ad463" style:font-size-asian="10pt" style:font-size-complex="10pt"/>
    </style:style>
    <style:style style:name="P15" style:family="paragraph" style:parent-style-name="Text_20_body">
      <style:text-properties officeooo:paragraph-rsid="001ad463"/>
    </style:style>
    <style:style style:name="P16" style:family="paragraph" style:parent-style-name="Text_20_body">
      <style:text-properties officeooo:paragraph-rsid="00214047"/>
    </style:style>
    <style:style style:name="P17" style:family="paragraph" style:parent-style-name="Text_20_body">
      <style:text-properties officeooo:paragraph-rsid="00223b37"/>
    </style:style>
    <style:style style:name="P18" style:family="paragraph" style:parent-style-name="Text_20_body">
      <style:text-properties officeooo:rsid="00223b37" officeooo:paragraph-rsid="00223b37"/>
    </style:style>
    <style:style style:name="P19" style:family="paragraph" style:parent-style-name="Table_20_Contents">
      <style:text-properties fo:font-size="10pt" officeooo:paragraph-rsid="0003fb6e" style:font-size-asian="10pt" style:font-size-complex="10pt"/>
    </style:style>
    <style:style style:name="P20" style:family="paragraph" style:parent-style-name="code">
      <style:text-properties officeooo:paragraph-rsid="0003fb6e"/>
    </style:style>
    <style:style style:name="P21" style:family="paragraph" style:parent-style-name="code">
      <style:text-properties officeooo:paragraph-rsid="00167e97"/>
    </style:style>
    <style:style style:name="P22" style:family="paragraph" style:parent-style-name="code">
      <style:text-properties officeooo:paragraph-rsid="00196e24"/>
    </style:style>
    <style:style style:name="P23" style:family="paragraph" style:parent-style-name="code">
      <style:text-properties officeooo:paragraph-rsid="001ad463"/>
    </style:style>
    <style:style style:name="P24" style:family="paragraph" style:parent-style-name="code">
      <style:text-properties officeooo:paragraph-rsid="00214047"/>
    </style:style>
    <style:style style:name="P25" style:family="paragraph" style:parent-style-name="code">
      <style:text-properties officeooo:paragraph-rsid="0022fcd4"/>
    </style:style>
    <style:style style:name="P26" style:family="paragraph" style:parent-style-name="code">
      <style:text-properties fo:font-size="10pt" officeooo:paragraph-rsid="0022fcd4" style:font-size-asian="10pt" style:font-size-complex="10pt"/>
    </style:style>
    <style:style style:name="P27" style:family="paragraph" style:parent-style-name="code">
      <style:paragraph-properties fo:padding-left="0cm" fo:padding-right="0cm" fo:padding-top="0cm" fo:padding-bottom="0.071cm" fo:border-left="none" fo:border-right="none" fo:border-top="none" fo:border-bottom="0.26pt solid #000001"/>
      <style:text-properties officeooo:paragraph-rsid="0022fcd4"/>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Heading_20_3">
      <style:text-properties officeooo:paragraph-rsid="001ad463"/>
    </style:style>
    <style:style style:name="P31" style:family="paragraph" style:parent-style-name="Heading_20_1">
      <style:text-properties officeooo:rsid="00164064" officeooo:paragraph-rsid="00164064"/>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Text_20_body" style:list-style-name="L1">
      <style:text-properties officeooo:rsid="00164064" officeooo:paragraph-rsid="00164064"/>
    </style:style>
    <style:style style:name="P34" style:family="paragraph" style:parent-style-name="Text_20_body">
      <style:text-properties officeooo:rsid="000987cb" officeooo:paragraph-rsid="002648e8"/>
    </style:style>
    <style:style style:name="P35" style:family="paragraph" style:parent-style-name="Text_20_body">
      <style:text-properties officeooo:paragraph-rsid="002648e8"/>
    </style:style>
    <style:style style:name="P36" style:family="paragraph" style:parent-style-name="Standard">
      <style:text-properties officeooo:paragraph-rsid="00196e24"/>
    </style:style>
    <style:style style:name="P37" style:family="paragraph" style:parent-style-name="Standard">
      <style:text-properties officeooo:paragraph-rsid="002648e8"/>
    </style:style>
    <style:style style:name="P38" style:family="paragraph" style:parent-style-name="Table_20_Contents">
      <style:text-properties fo:font-size="10pt" officeooo:paragraph-rsid="0003fb6e" style:font-size-asian="10pt" style:font-size-complex="10pt"/>
    </style:style>
    <style:style style:name="T1" style:family="text">
      <style:text-properties fo:font-style="normal" style:font-style-asian="normal" style:font-style-complex="normal"/>
    </style:style>
    <style:style style:name="T2" style:family="text">
      <style:text-properties fo:font-style="normal" officeooo:rsid="0003fb6e" style:font-style-asian="normal" style:font-style-complex="normal"/>
    </style:style>
    <style:style style:name="T3" style:family="text">
      <style:text-properties fo:font-style="normal" officeooo:rsid="00088d0f" style:font-style-asian="normal" style:font-style-complex="normal"/>
    </style:style>
    <style:style style:name="T4" style:family="text">
      <style:text-properties fo:font-style="normal" officeooo:rsid="0008949d" style:font-style-asian="normal" style:font-style-complex="normal"/>
    </style:style>
    <style:style style:name="T5" style:family="text">
      <style:text-properties fo:font-style="normal" officeooo:rsid="000b6848" style:font-style-asian="normal" style:font-style-complex="normal"/>
    </style:style>
    <style:style style:name="T6" style:family="text">
      <style:text-properties fo:font-style="normal" officeooo:rsid="00167e97" style:font-style-asian="normal" style:font-style-complex="normal"/>
    </style:style>
    <style:style style:name="T7" style:family="text">
      <style:text-properties fo:font-style="normal" officeooo:rsid="00196e24" style:font-style-asian="normal" style:font-style-complex="normal"/>
    </style:style>
    <style:style style:name="T8" style:family="text">
      <style:text-properties fo:font-style="normal" officeooo:rsid="0019a913" style:font-style-asian="normal" style:font-style-complex="normal"/>
    </style:style>
    <style:style style:name="T9" style:family="text">
      <style:text-properties fo:font-style="normal" officeooo:rsid="001ad463" style:font-style-asian="normal" style:font-style-complex="normal"/>
    </style:style>
    <style:style style:name="T10" style:family="text">
      <style:text-properties fo:font-style="normal" officeooo:rsid="00214047" style:font-style-asian="normal" style:font-style-complex="normal"/>
    </style:style>
    <style:style style:name="T11" style:family="text">
      <style:text-properties fo:font-style="normal" officeooo:rsid="00223b37" style:font-style-asian="normal" style:font-style-complex="normal"/>
    </style:style>
    <style:style style:name="T12" style:family="text">
      <style:text-properties fo:font-style="normal" officeooo:rsid="002648e8" style:font-style-asian="normal" style:font-style-complex="normal"/>
    </style:style>
    <style:style style:name="T13" style:family="text">
      <style:text-properties fo:font-style="normal" officeooo:rsid="000987cb" style:font-style-asian="normal" style:font-style-complex="normal"/>
    </style:style>
    <style:style style:name="T14" style:family="text">
      <style:text-properties fo:font-size="10pt" style:font-size-asian="10pt" style:font-size-complex="10pt"/>
    </style:style>
    <style:style style:name="T15" style:family="text">
      <style:text-properties fo:font-size="10pt" officeooo:rsid="00167e97" style:font-size-asian="10pt" style:font-size-complex="10pt"/>
    </style:style>
    <style:style style:name="T16" style:family="text">
      <style:text-properties fo:font-size="10pt" fo:font-style="normal" style:font-size-asian="10pt" style:font-style-asian="normal" style:font-size-complex="10pt" style:font-style-complex="normal"/>
    </style:style>
    <style:style style:name="T17" style:family="text">
      <style:text-properties fo:font-weight="bold" style:font-weight-asian="bold" style:font-weight-complex="bold"/>
    </style:style>
    <style:style style:name="T18" style:family="text">
      <style:text-properties officeooo:rsid="0009eebf"/>
    </style:style>
    <style:style style:name="T19" style:family="text">
      <style:text-properties officeooo:rsid="00057e73"/>
    </style:style>
    <style:style style:name="T20" style:family="text">
      <style:text-properties officeooo:rsid="000987cb"/>
    </style:style>
    <style:style style:name="T21" style:family="text">
      <style:text-properties officeooo:rsid="00164064"/>
    </style:style>
    <style:style style:name="T22" style:family="text">
      <style:text-properties officeooo:rsid="0022fcd4"/>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29"><text:a xlink:type="simple" xlink:href="#__RefHeading___Toc845_142507710" text:style-name="Internet_20_link" text:visited-style-name="Internet_20_link">1. </text:a>RDP-Vorbereitung: PROG<text:tab/>1</text:p>
          <text:p text:style-name="P32"><text:a xlink:type="simple" xlink:href="#__RefHeading___Toc1813_142507710" text:style-name="Internet_20_link" text:visited-style-name="Internet_20_link">1.1. </text:a>PROG-C<text:tab/>1</text:p>
          <text:p text:style-name="P28"><text:a xlink:type="simple" xlink:href="#__RefHeading___Toc847_142507710" text:style-name="Internet_20_link" text:visited-style-name="Internet_20_link">1.1.1. </text:a><text:span text:style-name="T1">Funktionen: Taschenrechner, </text:span><text:span text:style-name="T1">STACK</text:span><text:tab/>1</text:p>
          <text:p text:style-name="P28"><text:a xlink:type="simple" xlink:href="#__RefHeading___Toc849_142507710" text:style-name="Internet_20_link" text:visited-style-name="Internet_20_link">1.1.2. </text:a><text:span text:style-name="T1">Funktionen: FIFO</text:span><text:tab/>1</text:p>
          <text:p text:style-name="P28"><text:a xlink:type="simple" xlink:href="#__RefHeading___Toc851_142507710" text:style-name="Internet_20_link" text:visited-style-name="Internet_20_link">1.1.3. </text:a>Aufgabe: strcatdyn<text:tab/>2</text:p>
          <text:p text:style-name="P28"><text:a xlink:type="simple" xlink:href="#__RefHeading__1448_1366228486" text:style-name="Internet_20_link" text:visited-style-name="Internet_20_link">1.1.4. </text:a>Aufgabe: indexOf<text:tab/>3</text:p>
          <text:p text:style-name="P28"><text:a xlink:type="simple" xlink:href="#__RefHeading___Toc853_142507710" text:style-name="Internet_20_link" text:visited-style-name="Internet_20_link">1.1.5. </text:a>Aufgabe: FindeFehler<text:tab/>4</text:p>
          <text:p text:style-name="P28"><text:a xlink:type="simple" xlink:href="#__RefHeading___Toc1703_142507710" text:style-name="Internet_20_link" text:visited-style-name="Internet_20_link">1.1.6. </text:a>MOODLE-TEST: MAB-C-Funktionen<text:tab/>5</text:p>
          <text:p text:style-name="P28"><text:a xlink:type="simple" xlink:href="#__RefHeading___Toc1705_142507710" text:style-name="Internet_20_link" text:visited-style-name="Internet_20_link">1.1.7. </text:a>MOODLE-TEST: MAB-C-Zeiger<text:tab/>5</text:p>
          <text:p text:style-name="P28"><text:a xlink:type="simple" xlink:href="#__RefHeading___Toc1707_142507710" text:style-name="Internet_20_link" text:visited-style-name="Internet_20_link">1.1.8. </text:a>MOODLE-TEST: MAB-C-Strukturen<text:tab/>6</text:p>
          <text:p text:style-name="P32"><text:a xlink:type="simple" xlink:href="#__RefHeading___Toc1559_142507710" text:style-name="Internet_20_link" text:visited-style-name="Internet_20_link">1.2. </text:a><text:span text:style-name="T1">PROG-CPP</text:span><text:tab/>6</text:p>
          <text:p text:style-name="P28"><text:a xlink:type="simple" xlink:href="#__RefHeading___Toc1805_142507710" text:style-name="Internet_20_link" text:visited-style-name="Internet_20_link">1.2.1. </text:a><text:span text:style-name="T1">Association: Schueler-Schulklasse</text:span><text:tab/>6</text:p>
          <text:p text:style-name="P28"><text:a xlink:type="simple" xlink:href="#__RefHeading___Toc1807_142507710" text:style-name="Internet_20_link" text:visited-style-name="Internet_20_link">1.2.2. </text:a><text:span text:style-name="T1">Vererbung: code</text:span><text:tab/>7</text:p>
          <text:p text:style-name="P28"><text:a xlink:type="simple" xlink:href="#__RefHeading___Toc1809_142507710" text:style-name="Internet_20_link" text:visited-style-name="Internet_20_link">1.2.3. </text:a><text:span text:style-name="T1">New-Delete: MyString</text:span><text:tab/>9</text:p>
          <text:p text:style-name="P28"><text:a xlink:type="simple" xlink:href="#__RefHeading___Toc2045_142507710" text:style-name="Internet_20_link" text:visited-style-name="Internet_20_link">1.2.4. </text:a><text:span text:style-name="T1">Operator-Overloading: M</text:span><text:span text:style-name="T1">yString</text:span><text:tab/>10</text:p>
          <text:p text:style-name="P28"><text:a xlink:type="simple" xlink:href="#__RefHeading___Toc2047_142507710" text:style-name="Internet_20_link" text:visited-style-name="Internet_20_link">1.2.5. </text:a><text:span text:style-name="T1">Templates: Stack</text:span><text:tab/>11</text:p>
          <text:p text:style-name="P28"><text:a xlink:type="simple" xlink:href="#__RefHeading___Toc7554_990528502" text:style-name="Internet_20_link" text:visited-style-name="Internet_20_link">1.2.6. </text:a><text:span text:style-name="T1">MOODLE-TEST: </text:span><text:span text:style-name="T1">MAB: CPP - Überladen v. Operatoren (Complex, MyString ...)</text:span><text:tab/>14</text:p>
        </text:index-body>
      </text:table-of-content>
      <text:p text:style-name="Text_20_body"/>
      <text:h text:style-name="P31" text:outline-level="1" text:restart-numbering="true" text:start-value="-1"><text:bookmark-start text:name="__RefHeading___Toc845_142507710"/>RDP-Vorbereitung: PROG<text:bookmark-end text:name="__RefHeading___Toc845_142507710"/></text:h>
      <text:p text:style-name="P12">Quellen</text:p>
      <text:list xml:id="list3767310090445995673" text:style-name="L1">
        <text:list-item>
          <text:p text:style-name="P33"><text:a xlink:type="simple" xlink:href="https://gitlab.com/4me/courses/tree/master/C" text:style-name="Internet_20_link" text:visited-style-name="Visited_20_Internet_20_Link">https://gitlab.com/4me/courses/tree/master/C</text:a></text:p>
        </text:list-item>
        <text:list-item>
          <text:p text:style-name="P33"><text:a xlink:type="simple" xlink:href="https://gitlab.com/4me/courses/tree/master/CPP" text:style-name="Internet_20_link" text:visited-style-name="Visited_20_Internet_20_Link">https://gitlab.com/4me/courses/tree/master/CPP</text:a></text:p>
          <text:p text:style-name="P33"/>
        </text:list-item>
      </text:list>
      <text:h text:style-name="Heading_20_2" text:outline-level="2"><text:bookmark-start text:name="__RefHeading___Toc1813_142507710"/>PROG-C<text:bookmark-end text:name="__RefHeading___Toc1813_142507710"/></text:h>
      <text:h text:style-name="Heading_20_3" text:outline-level="3"><text:bookmark-start text:name="__RefHeading___Toc847_142507710"/><text:span text:style-name="Citation"><text:span text:style-name="T1">Funktionen: Taschenrechner, </text:span></text:span><text:span text:style-name="Citation"><text:span text:style-name="T4">STACK</text:span></text:span><text:bookmark-end text:name="__RefHeading___Toc847_142507710"/></text:h>
      <text:p text:style-name="P9"><text:span text:style-name="Citation"><text:span text:style-name="T3">Ein Taschenrechner für die Berechnung von postfix-Ausdrücken.</text:span></text:span></text:p>
      <text:p text:style-name="P9"><text:span text:style-name="Citation"><text:span text:style-name="T3">Bringen Sie das Programm u_taschenrechner.zip zum Laufen.</text:span></text:span></text:p>
      <text:p text:style-name="P7"><text:span text:style-name="Citation"><text:span text:style-name="T2"/></text:span></text:p>
      <text:h text:style-name="Heading_20_3" text:outline-level="3"><text:bookmark-start text:name="__RefHeading___Toc849_142507710"/><text:span text:style-name="Citation"><text:span text:style-name="T1">Funktionen: FIFO</text:span></text:span><text:bookmark-end text:name="__RefHeading___Toc849_142507710"/></text:h>
      <text:p text:style-name="code"><text:span text:style-name="Citation"><text:span text:style-name="T1">/*</text:span></text:span></text:p>
      <text:p text:style-name="code"><text:span text:style-name="Citation"><text:span text:style-name="T1"><text:s/>* test-queue.c</text:span></text:span></text:p>
      <text:p text:style-name="code"><text:span text:style-name="Citation"><text:span text:style-name="T1"><text:s/>* testet den FIFO-Speicher queue</text:span></text:span></text:p>
      <text:p text:style-name="code"><text:span text:style-name="Citation"><text:span text:style-name="T1"><text:s/>*</text:span></text:span></text:p>
      <text:p text:style-name="code"><text:span text:style-name="Citation"><text:span text:style-name="T1"><text:s/>* gcc -c queue.c</text:span></text:span></text:p>
      <text:p text:style-name="code"><text:span text:style-name="Citation"><text:span text:style-name="T1"><text:s/>* gcc test-queue.c queue.o -o test-queue.exe</text:span></text:span></text:p>
      <text:p text:style-name="code"><text:span text:style-name="Citation"><text:span text:style-name="T1"><text:s/>*/</text:span></text:span></text:p>
      <text:p text:style-name="code"><text:span text:style-name="Citation"><text:span text:style-name="T1"><text:s/></text:span></text:span></text:p>
      <text:p text:style-name="code"><text:span text:style-name="Citation"><text:span text:style-name="T1">#include &lt;stdio.h&gt; </text:span></text:span></text:p>
      <text:p text:style-name="code"><text:span text:style-name="Citation"><text:span text:style-name="T1">#include "queue.h"</text:span></text:span></text:p>
      <text:p text:style-name="code"><text:span text:style-name="Citation"><text:span text:style-name="T1"/></text:span></text:p>
      <text:p text:style-name="code"><text:span text:style-name="Citation"><text:span text:style-name="T1">int main(){</text:span></text:span></text:p>
      <text:p text:style-name="code"><text:soft-page-break/><text:span text:style-name="Citation"><text:span text:style-name="T1"><text:tab/>int input;</text:span></text:span></text:p>
      <text:p text:style-name="code"><text:span text:style-name="Citation"><text:span text:style-name="T1"><text:tab/>int wert;</text:span></text:span></text:p>
      <text:p text:style-name="code"><text:span text:style-name="Citation"><text:span text:style-name="T1"><text:tab/></text:span></text:span></text:p>
      <text:p text:style-name="code"><text:span text:style-name="Citation"><text:span text:style-name="T1"><text:tab/>// queue initialisieren<text:tab/></text:span></text:span></text:p>
      <text:p text:style-name="code"><text:span text:style-name="Citation"><text:span text:style-name="T1"><text:tab/>init();</text:span></text:span></text:p>
      <text:p text:style-name="code"><text:span text:style-name="Citation"><text:span text:style-name="T1"><text:tab/></text:span></text:span></text:p>
      <text:p text:style-name="code"><text:span text:style-name="Citation"><text:span text:style-name="T1"><text:tab/>printf("QUEUE-Test: 3 int-Werte eingeben: \n");</text:span></text:span></text:p>
      <text:p text:style-name="code"><text:span text:style-name="Citation"><text:span text:style-name="T1"><text:tab/>scanf("%i", &amp;input);</text:span></text:span></text:p>
      <text:p text:style-name="code"><text:span text:style-name="Citation"><text:span text:style-name="T1"><text:tab/>enqueue(input);</text:span></text:span></text:p>
      <text:p text:style-name="code"><text:span text:style-name="Citation"><text:span text:style-name="T1"><text:tab/></text:span></text:span></text:p>
      <text:p text:style-name="code"><text:span text:style-name="Citation"><text:span text:style-name="T1"><text:tab/>scanf("%i", &amp;input);</text:span></text:span></text:p>
      <text:p text:style-name="code"><text:span text:style-name="Citation"><text:span text:style-name="T1"><text:tab/>enqueue(input);</text:span></text:span></text:p>
      <text:p text:style-name="code"><text:span text:style-name="Citation"><text:span text:style-name="T1"><text:tab/></text:span></text:span></text:p>
      <text:p text:style-name="code"><text:span text:style-name="Citation"><text:span text:style-name="T1"><text:tab/>scanf("%i", &amp;input);</text:span></text:span></text:p>
      <text:p text:style-name="code"><text:span text:style-name="Citation"><text:span text:style-name="T1"><text:tab/>enqueue(input);</text:span></text:span></text:p>
      <text:p text:style-name="code"><text:span text:style-name="Citation"><text:span text:style-name="T1"><text:tab/></text:span></text:span></text:p>
      <text:p text:style-name="code"><text:span text:style-name="Citation"><text:span text:style-name="T1"><text:tab/>printf("\nQUEUE-Test: folg. werte wurden aus der Queue gelesen\n");</text:span></text:span></text:p>
      <text:p text:style-name="code"><text:span text:style-name="Citation"><text:span text:style-name="T1"><text:tab/></text:span></text:span></text:p>
      <text:p text:style-name="code"><text:span text:style-name="Citation"><text:span text:style-name="T1"><text:tab/>wert= dequeue();</text:span></text:span></text:p>
      <text:p text:style-name="code"><text:span text:style-name="Citation"><text:span text:style-name="T1"><text:tab/>printf("1. Wert= %i\n", wert);</text:span></text:span></text:p>
      <text:p text:style-name="code"><text:span text:style-name="Citation"><text:span text:style-name="T1"><text:tab/></text:span></text:span></text:p>
      <text:p text:style-name="code"><text:span text:style-name="Citation"><text:span text:style-name="T1"><text:tab/>wert= dequeue();</text:span></text:span></text:p>
      <text:p text:style-name="code"><text:span text:style-name="Citation"><text:span text:style-name="T1"><text:tab/>printf("2. Wert= %i\n", wert);</text:span></text:span></text:p>
      <text:p text:style-name="code"><text:span text:style-name="Citation"><text:span text:style-name="T1"><text:tab/></text:span></text:span></text:p>
      <text:p text:style-name="code"><text:span text:style-name="Citation"><text:span text:style-name="T1"><text:tab/>wert= dequeue();</text:span></text:span></text:p>
      <text:p text:style-name="code"><text:span text:style-name="Citation"><text:span text:style-name="T1"><text:tab/>printf("3. Wert= %i\n", wert);</text:span></text:span></text:p>
      <text:p text:style-name="code"><text:span text:style-name="Citation"><text:span text:style-name="T1"/></text:span></text:p>
      <text:p text:style-name="code"><text:span text:style-name="Citation"><text:span text:style-name="T1"><text:tab/>return 1;</text:span></text:span></text:p>
      <text:p text:style-name="code"><text:span text:style-name="Citation"><text:span text:style-name="T1">}</text:span></text:span></text:p>
      <text:p text:style-name="P7"><text:span text:style-name="Citation"><text:span text:style-name="T2"/></text:span></text:p>
      <text:p text:style-name="P9"><text:span text:style-name="Citation"><text:span text:style-name="T3">Hier die Datei queue.h</text:span></text:span></text:p>
      <text:p text:style-name="code"><text:span text:style-name="Citation"><text:span text:style-name="T1">/**</text:span></text:span></text:p>
      <text:p text:style-name="code"><text:span text:style-name="Citation"><text:span text:style-name="T1"><text:s/>* queue.h</text:span></text:span></text:p>
      <text:p text:style-name="code"><text:span text:style-name="Citation"><text:span text:style-name="T1"><text:s/>*/</text:span></text:span></text:p>
      <text:p text:style-name="code"><text:span text:style-name="Citation"><text:span text:style-name="T1">void init(void);</text:span></text:span></text:p>
      <text:p text:style-name="code"><text:span text:style-name="Citation"><text:span text:style-name="T1">void enqueue(int v);</text:span></text:span></text:p>
      <text:p text:style-name="code"><text:span text:style-name="Citation"><text:span text:style-name="T1">int dequeue(void);</text:span></text:span></text:p>
      <text:h text:style-name="Heading_20_3" text:outline-level="3"><text:bookmark-start text:name="__RefHeading___Toc851_142507710"/>Aufgabe: strcatdyn<text:bookmark-end text:name="__RefHeading___Toc851_142507710"/></text:h>
      <text:p text:style-name="P1">Schreiben Sie eine <text:span text:style-name="T17">Funktion</text:span> mit dem Namen <text:span text:style-name="T17">strcatdyn()</text:span>, die die Zeiger auf zwei Zeichenketten entgegen nimmt. Die Funktion soll beide Zeichenketten hintereinander in einem von der Funktion dynamisch angelegten Speicherbereich kopieren und die Adresse auf den Beginn dieses Speicherbereichs zurückgeben. Im Fehlerfall soll ein Nullzeiger (NULL) zurück<text:span text:style-name="T18">ge</text:span>geben werden. </text:p>
      <text:p text:style-name="P1">Die Verwendung von Stringfunktionen (siehe string.h) ist erlaubt.</text:p>
      <text:p text:style-name="P1"/>
      <text:p text:style-name="P20">char* strcatdyn(const char* str1, const char* str2);</text:p>
      <text:p text:style-name="P7"/>
      <text:p text:style-name="P8">Bringen Sie das folg. Programm zum Laufen</text:p>
      <text:p text:style-name="code">/*</text:p>
      <text:p text:style-name="code"><text:s/>* strcatdyn.c</text:p>
      <text:p text:style-name="code"><text:s/>*/</text:p>
      <text:p text:style-name="code"/>
      <text:p text:style-name="code"><text:soft-page-break/>#include &lt;stdio.h&gt;</text:p>
      <text:p text:style-name="code">#include &lt;stdlib.h&gt;</text:p>
      <text:p text:style-name="code">#include &lt;string.h&gt;</text:p>
      <text:p text:style-name="code"/>
      <text:p text:style-name="code">char* strcatdyn(const char* str1, const char* str2);</text:p>
      <text:p text:style-name="code"/>
      <text:p text:style-name="code">int main(){</text:p>
      <text:p text:style-name="code"><text:tab/>char s1[128];</text:p>
      <text:p text:style-name="code"><text:tab/>char s2[128];</text:p>
      <text:p text:style-name="code"/>
      <text:p text:style-name="code"><text:tab/>char* p;</text:p>
      <text:p text:style-name="code"/>
      <text:p text:style-name="code"><text:tab/>printf("*** strcatdyn ***\n");</text:p>
      <text:p text:style-name="code"/>
      <text:p text:style-name="code"><text:tab/>printf("1. Text? ");</text:p>
      <text:p text:style-name="code"><text:tab/>gets(s1);</text:p>
      <text:p text:style-name="code"/>
      <text:p text:style-name="code"><text:tab/>printf("2. Text? ");</text:p>
      <text:p text:style-name="code"><text:tab/>gets(s2);</text:p>
      <text:p text:style-name="code"/>
      <text:p text:style-name="code"/>
      <text:p text:style-name="code"><text:tab/>p= strcatdyn(s1, s2);</text:p>
      <text:p text:style-name="code"><text:tab/>if (p==NULL){</text:p>
      <text:p text:style-name="code"><text:tab/><text:tab/>fprintf(stderr, "%s:%i: strdyncat() lieferte NULL\n",<text:line-break/><text:tab/><text:tab/><text:tab/> __FILE__,__LINE__);</text:p>
      <text:p text:style-name="code"><text:tab/><text:tab/>exit(1);</text:p>
      <text:p text:style-name="code"><text:tab/>}</text:p>
      <text:p text:style-name="code"/>
      <text:p text:style-name="code"><text:tab/>printf("strdyncat lieferte &lt;%s&gt; an der Adresse %p\n", p, p);</text:p>
      <text:p text:style-name="code"/>
      <text:p text:style-name="code"><text:tab/>// Speicher wieder freigeben</text:p>
      <text:p text:style-name="code"><text:tab/>free(p);</text:p>
      <text:p text:style-name="code"/>
      <text:p text:style-name="code"><text:tab/>printf("\n\n");</text:p>
      <text:p text:style-name="code"/>
      <text:p text:style-name="code"><text:tab/>return 0;</text:p>
      <text:p text:style-name="code">}</text:p>
      <text:p text:style-name="code"/>
      <text:p text:style-name="code">char* strcatdyn(const char* str1, const char* str2){</text:p>
      <text:p text:style-name="code"><text:tab/>?????????????????????????</text:p>
      <text:p text:style-name="code">}</text:p>
      <text:p text:style-name="P8"/>
      <text:h text:style-name="Heading_20_3" text:outline-level="3"><text:bookmark-start text:name="__RefHeading__1448_1366228486"/>Aufgabe: <text:span text:style-name="T19">indexOf</text:span><text:bookmark-end text:name="__RefHeading__1448_1366228486"/></text:h>
      <text:p text:style-name="P8">Bringen Sie das folg. Programm zum Laufen.</text:p>
      <text:p text:style-name="code">/*</text:p>
      <text:p text:style-name="code"><text:s/>* @author A.Hofmann, 2012</text:p>
      <text:p text:style-name="code"><text:s/>* @file u_indexOf.c</text:p>
      <text:p text:style-name="code"><text:s/>*/</text:p>
      <text:p text:style-name="code"/>
      <text:p text:style-name="code">#include &lt;stdio.h&gt;</text:p>
      <text:p text:style-name="code">#include &lt;string.h&gt;</text:p>
      <text:p text:style-name="code">#include &lt;stdlib.h&gt;</text:p>
      <text:p text:style-name="code"/>
      <text:p text:style-name="code">/** ermittelt den Index des ersten Vorkommnis von needle in text</text:p>
      <text:p text:style-name="code"><text:soft-page-break/><text:s/>* @return -1 nicht gefunden</text:p>
      <text:p text:style-name="code"><text:s/>* @return <text:s/>indexwert</text:p>
      <text:p text:style-name="code"><text:s/>*/</text:p>
      <text:p text:style-name="code">int indexOf(const char* text, const char* needle, int startIndex);</text:p>
      <text:p text:style-name="code"><text:tab/></text:p>
      <text:p text:style-name="code">int main(){</text:p>
      <text:p text:style-name="code"><text:tab/><text:tab/></text:p>
      <text:p text:style-name="code"><text:tab/>printf("\n%i", indexOf("hofmann", "nn", 0));</text:p>
      <text:p text:style-name="code"/>
      <text:p text:style-name="code"><text:tab/>printf("\n%i\n\n", indexOf("hofmann", "na", 0));</text:p>
      <text:p text:style-name="code"/>
      <text:p text:style-name="code"><text:tab/>return 0;</text:p>
      <text:p text:style-name="code">}<text:tab/></text:p>
      <text:p text:style-name="code"/>
      <text:p text:style-name="code">// Ausgabe:</text:p>
      <text:p text:style-name="code">// 5</text:p>
      <text:p text:style-name="code">// -1</text:p>
      <text:p text:style-name="code"/>
      <text:p text:style-name="code"/>
      <text:p text:style-name="code">int indexOf(const char* text, const char* needle, int startIndex){</text:p>
      <text:p text:style-name="code"><text:tab/>???????????????????</text:p>
      <text:p text:style-name="code">}</text:p>
      <text:p text:style-name="code"/>
      <text:p text:style-name="P1"><text:span text:style-name="Citation"><text:span text:style-name="T2"/></text:span></text:p>
      <text:h text:style-name="Heading_20_3" text:outline-level="3"><text:bookmark-start text:name="__RefHeading___Toc853_142507710"/><text:span text:style-name="T21">Aufgabe: </text:span>FindeFehler<text:bookmark-end text:name="__RefHeading___Toc853_142507710"/></text:h>
      <text:p text:style-name="P19">In der Anlage FindeFehler befinden sich Programmzeilen, die häufig gemachte Fehler beinhalten. Finden Sie die Fehler und geben Sie eine Korrektur an.</text:p>
      <text:p text:style-name="P6">ANLAGE-FindeFehler </text:p>
      <text:p text:style-name="P25"><text:tab/>long factorial(int n); </text:p>
      <text:p text:style-name="P25"><text:tab/>int main(){ </text:p>
      <text:p text:style-name="P25"><text:tab/><text:tab/>int n=0; </text:p>
      <text:p text:style-name="P25"><text:tab/><text:tab/>printf("n eingeben: "); scanf("%i", &amp;n); </text:p>
      <text:p text:style-name="P25"><text:tab/><text:tab/>long val=factorial(n); </text:p>
      <text:p text:style-name="P25"><text:tab/>} </text:p>
      <text:p text:style-name="P25"><text:tab/>long factorial(int n){ </text:p>
      <text:p text:style-name="P25"><text:tab/><text:tab/>long result=1; </text:p>
      <text:p text:style-name="P25"><text:tab/><text:tab/>while(n--) result*=n; </text:p>
      <text:p text:style-name="P25"><text:tab/><text:tab/>return result; </text:p>
      <text:p text:style-name="P25"><text:tab/>}</text:p>
      <text:p text:style-name="P27"/>
      <text:p text:style-name="P25"><text:tab/>int* a= (int*) malloc(10); </text:p>
      <text:p text:style-name="P25"><text:tab/>for (int i=0; i&lt;=10; i++) a[i]= i; </text:p>
      <text:p text:style-name="P27"/>
      <text:p text:style-name="P25"><text:tab/>char* cpy(const char* s){ </text:p>
      <text:p text:style-name="P25"><text:tab/><text:tab/>char t[128]; </text:p>
      <text:p text:style-name="P25"><text:tab/><text:tab/>strcpy( t, s); </text:p>
      <text:p text:style-name="P25"><text:tab/><text:tab/>return t; </text:p>
      <text:p text:style-name="P25"><text:tab/>} </text:p>
      <text:p text:style-name="P27"/>
      <text:p text:style-name="P25"><text:tab/>void mystrcpy(char* t, const char* s){ </text:p>
      <text:p text:style-name="P25"><text:tab/><text:tab/>for(int i=0; *s != '\0' ; i++) { </text:p>
      <text:p text:style-name="P25"><text:tab/><text:tab/><text:tab/>*t= *s; </text:p>
      <text:p text:style-name="P25"><text:tab/><text:tab/><text:tab/>t++; s++; </text:p>
      <text:p text:style-name="P25"><text:soft-page-break/><text:tab/><text:tab/>} </text:p>
      <text:p text:style-name="P25"><text:tab/><text:tab/>t[i]= '\0'; </text:p>
      <text:p text:style-name="P25"><text:tab/>} </text:p>
      <text:p text:style-name="P27"/>
      <text:p text:style-name="P25"><text:tab/>#define MAX(a,b) a&gt;b?a:b </text:p>
      <text:p text:style-name="P25"><text:tab/>int x=2, y=3; int maxi= MAX(x++, y++); </text:p>
      <text:p text:style-name="P27"/>
      <text:p text:style-name="P25"><text:tab/>char string[5] = "hallo";</text:p>
      <text:p text:style-name="P27"/>
      <text:p text:style-name="P25"><text:s/><text:tab/>char str[]= "hallo"; </text:p>
      <text:p text:style-name="P25"><text:tab/>char* array = (char*) malloc(strlen(str)); </text:p>
      <text:p text:style-name="P27"/>
      <text:p text:style-name="P25"><text:tab/>char* str= "hallo";</text:p>
      <text:p text:style-name="P25"><text:tab/>char* daten = (char*) malloc(sizeof(str)); </text:p>
      <text:p text:style-name="P27"/>
      <text:p text:style-name="P25"><text:tab/>int a[]= {1,2,3,4,5}, sum, i;<text:tab/> </text:p>
      <text:p text:style-name="P25"><text:tab/>for (i=0; i &lt; sizeof(a)/sizeof(int) ; i++) </text:p>
      <text:p text:style-name="P25"><text:tab/><text:tab/>sum += a[i]; </text:p>
      <text:p text:style-name="P25"><text:tab/><text:tab/>printf("Mittelwert= %lf\n", sum/i);<text:tab/> </text:p>
      <text:p text:style-name="P27"/>
      <text:p text:style-name="P25"><text:tab/>int summe(int n){ <text:line-break/> <text:s text:c="9"/>//Summe von 1 bis n zu berechnen: (für n mit 1 &lt; n &lt; 100)</text:p>
      <text:p text:style-name="P25"><text:tab/><text:tab/>return n+summe(n-1);</text:p>
      <text:p text:style-name="P25"><text:tab/><text:tab/>if(n==0) return 0;</text:p>
      <text:p text:style-name="P25"><text:tab/>}</text:p>
      <text:p text:style-name="P27"/>
      <text:p text:style-name="P25"><text:tab/>int help, fertig=0, i; // <text:span text:style-name="T22">Welche </text:span>4 Fehler <text:span text:style-name="T22">sind </text:span>im Programm?</text:p>
      <text:p text:style-name="P25"><text:tab/>while (fertig = 0){</text:p>
      <text:p text:style-name="P25"><text:tab/> <text:s text:c="2"/>fertig= 1;</text:p>
      <text:p text:style-name="P25"><text:tab/> <text:s text:c="2"/>for (i=0; i&lt; anzahl; i++) {</text:p>
      <text:p text:style-name="P25"><text:tab/> <text:s text:c="5"/>if (a[i] &gt; a[i+1]) {</text:p>
      <text:p text:style-name="P25"><text:tab/> <text:s text:c="9"/>a[i]= help;</text:p>
      <text:p text:style-name="P25"><text:tab/> <text:s text:c="9"/>a[i]= a[i+1];</text:p>
      <text:p text:style-name="P25"><text:tab/> <text:s text:c="9"/>a[i+1]= help;</text:p>
      <text:p text:style-name="P25"><text:tab/> <text:s text:c="9"/>fertig= 1;</text:p>
      <text:p text:style-name="P25"><text:tab/> <text:s text:c="5"/>}</text:p>
      <text:p text:style-name="P25"><text:tab/> <text:s text:c="2"/>}</text:p>
      <text:p text:style-name="P26"><text:tab/>}</text:p>
      <text:p text:style-name="P19"/>
      <text:h text:style-name="Heading_20_3" text:outline-level="3"><text:bookmark-start text:name="__RefHeading___Toc1703_142507710"/>MOODLE-TEST: <text:span text:style-name="T20">MAB-C-Funktionen</text:span><text:bookmark-end text:name="__RefHeading___Toc1703_142507710"/></text:h>
      <text:p text:style-name="P10">Führen Sie den folgenden Test durch bis Sie ca. 100% erreicht haben.</text:p>
      <text:p text:style-name="P10">pwd= comein</text:p>
      <text:p text:style-name="P10"><text:a xlink:type="simple" xlink:href="https://elearning2.htl-salzburg.ac.at/Moodle/moodle/mod/quiz/view.php?id=1165" text:style-name="Internet_20_link" text:visited-style-name="Visited_20_Internet_20_Link">https://elearning2.htl-salzburg.ac.at/Moodle/moodle/mod/quiz/view.php?id=1165</text:a></text:p>
      <text:h text:style-name="Heading_20_3" text:outline-level="3"><text:bookmark-start text:name="__RefHeading___Toc1705_142507710"/>MOODLE-TEST: <text:span text:style-name="T20">MAB-C-Zeiger</text:span><text:bookmark-end text:name="__RefHeading___Toc1705_142507710"/></text:h>
      <text:p text:style-name="P11">Führen Sie den folgenden Test durch bis Sie ca. 100% erreicht haben.</text:p>
      <text:p text:style-name="P11">pwd= comein</text:p>
      <text:p text:style-name="P2"><text:a xlink:type="simple" xlink:href="https://elearning2.htl-salzburg.ac.at/Moodle/moodle/mod/quiz/view.php?id=1166" text:style-name="Internet_20_link" text:visited-style-name="Visited_20_Internet_20_Link"><text:span text:style-name="Citation"><text:span text:style-name="T5">https://elearning2.htl-salzburg.ac.at/Moodle/moodle/mod/quiz/view.php?id=1166</text:span></text:span></text:a></text:p>
      <text:p text:style-name="P2"><text:span text:style-name="Citation"><text:span text:style-name="T5"/></text:span></text:p>
      <text:h text:style-name="Heading_20_3" text:outline-level="3"><text:bookmark-start text:name="__RefHeading___Toc1707_142507710"/><text:soft-page-break/>MOODLE-TEST: <text:span text:style-name="T20">MAB-C-Strukturen</text:span><text:bookmark-end text:name="__RefHeading___Toc1707_142507710"/></text:h>
      <text:p text:style-name="P11">Führen Sie den folgenden Test durch bis Sie ca. 100% erreicht haben.</text:p>
      <text:p text:style-name="P11">pwd= comein</text:p>
      <text:p text:style-name="P2"><text:a xlink:type="simple" xlink:href="https://elearning2.htl-salzburg.ac.at/Moodle/moodle/mod/quiz/view.php?id=1166" text:style-name="Internet_20_link" text:visited-style-name="Visited_20_Internet_20_Link"><text:span text:style-name="Citation"><text:span text:style-name="T5"/></text:span></text:a></text:p>
      <text:p text:style-name="P1"><text:span text:style-name="Citation"><text:span text:style-name="T1"/></text:span></text:p>
      <text:p text:style-name="P2"><text:a xlink:type="simple" xlink:href="https://elearning2.htl-salzburg.ac.at/Moodle/moodle/mod/quiz/view.php?id=1167" text:style-name="Internet_20_link" text:visited-style-name="Visited_20_Internet_20_Link"><text:span text:style-name="Citation"><text:span text:style-name="T5">https://elearning2.htl-salzburg.ac.at/Moodle/moodle/mod/quiz/view.php?id=1167</text:span></text:span></text:a></text:p>
      <text:p text:style-name="P2"><text:span text:style-name="Citation"><text:span text:style-name="T5"/></text:span></text:p>
      <text:p text:style-name="P1"><text:span text:style-name="Citation"><text:span text:style-name="T1"/></text:span></text:p>
      <text:h text:style-name="Heading_20_2" text:outline-level="2"><text:bookmark-start text:name="__RefHeading___Toc1559_142507710"/><text:span text:style-name="Citation"><text:span text:style-name="T1">PROG-CPP</text:span></text:span><text:bookmark-end text:name="__RefHeading___Toc1559_142507710"/></text:h>
      <text:h text:style-name="Heading_20_3" text:outline-level="3"><text:bookmark-start text:name="__RefHeading___Toc1805_142507710"/><text:span text:style-name="Citation"><text:span text:style-name="T1">Association: Schueler-Schulklasse</text:span></text:span><text:bookmark-end text:name="__RefHeading___Toc1805_142507710"/></text:h>
      <text:p text:style-name="P13"><text:span text:style-name="Citation"><text:span text:style-name="T7">Bringen Sie das folgende Programm zum Laufen und erstellen Sie die notwendigen Klassen.</text:span></text:span></text:p>
      <text:p text:style-name="code"><text:span text:style-name="Citation"><text:span text:style-name="T1">/**</text:span></text:span></text:p>
      <text:p text:style-name="code"><text:span text:style-name="Citation"><text:span text:style-name="T1"><text:s/>* AUFGABE: Bringen Sie das Programm zum Laufen</text:span></text:span></text:p>
      <text:p text:style-name="code"><text:span text:style-name="Citation"><text:span text:style-name="T1"><text:s/>*/</text:span></text:span></text:p>
      <text:p text:style-name="code"><text:span text:style-name="Citation"><text:span text:style-name="T1"/></text:span></text:p>
      <text:p text:style-name="code"><text:span text:style-name="Citation"><text:span text:style-name="T1">#include &lt;iostream&gt;</text:span></text:span></text:p>
      <text:p text:style-name="code"><text:span text:style-name="Citation"><text:span text:style-name="T1">#include &lt;string&gt;</text:span></text:span></text:p>
      <text:p text:style-name="code"><text:span text:style-name="Citation"><text:span text:style-name="T1">#include &lt;sstream&gt;</text:span></text:span></text:p>
      <text:p text:style-name="code"><text:span text:style-name="Citation"><text:span text:style-name="T1">#include &lt;vector&gt;</text:span></text:span></text:p>
      <text:p text:style-name="code"><text:span text:style-name="Citation"><text:span text:style-name="T1">using namespace std;</text:span></text:span></text:p>
      <text:p text:style-name="code"><text:span text:style-name="Citation"><text:span text:style-name="T1"/></text:span></text:p>
      <text:p text:style-name="code"><text:span text:style-name="Citation"><text:span text:style-name="T1">class Schueler{</text:span></text:span></text:p>
      <text:p text:style-name="code"><text:span text:style-name="Citation"><text:span text:style-name="T1"><text:tab/>private:</text:span></text:span></text:p>
      <text:p text:style-name="code"><text:span text:style-name="Citation"><text:span text:style-name="T1"><text:tab/><text:tab/>string name_;</text:span></text:span></text:p>
      <text:p text:style-name="code"><text:span text:style-name="Citation"><text:span text:style-name="T1"><text:tab/><text:tab/>double gewicht_;</text:span></text:span></text:p>
      <text:p text:style-name="code"><text:span text:style-name="Citation"><text:span text:style-name="T1"><text:tab/>public:</text:span></text:span></text:p>
      <text:p text:style-name="code"><text:span text:style-name="Citation"><text:span text:style-name="T1"><text:tab/><text:tab/>????????????????????????????</text:span></text:span></text:p>
      <text:p text:style-name="code"><text:span text:style-name="Citation"><text:span text:style-name="T1">};</text:span></text:span></text:p>
      <text:p text:style-name="code"><text:span text:style-name="Citation"><text:span text:style-name="T1"/></text:span></text:p>
      <text:p text:style-name="code"><text:span text:style-name="Citation"><text:span text:style-name="T1">class Schulklasse{</text:span></text:span></text:p>
      <text:p text:style-name="code"><text:span text:style-name="Citation"><text:span text:style-name="T1"><text:tab/>private:</text:span></text:span></text:p>
      <text:p text:style-name="code"><text:span text:style-name="Citation"><text:span text:style-name="T1"><text:tab/><text:tab/>string name_;</text:span></text:span></text:p>
      <text:p text:style-name="code"><text:span text:style-name="Citation"><text:span text:style-name="T1"><text:tab/><text:tab/>vector&lt;Schueler*&gt; <text:s/>schueler_;</text:span></text:span></text:p>
      <text:p text:style-name="code"><text:span text:style-name="Citation"><text:span text:style-name="T1"><text:tab/>public:</text:span></text:span></text:p>
      <text:p text:style-name="code"><text:span text:style-name="Citation"><text:span text:style-name="T1"><text:tab/><text:tab/>????????????????????????????</text:span></text:span></text:p>
      <text:p text:style-name="code"><text:span text:style-name="Citation"><text:span text:style-name="T1">};</text:span></text:span></text:p>
      <text:p text:style-name="code"><text:span text:style-name="Citation"><text:span text:style-name="T1"/></text:span></text:p>
      <text:p text:style-name="code"><text:span text:style-name="Citation"><text:span text:style-name="T1">int main(){</text:span></text:span></text:p>
      <text:p text:style-name="code"><text:span text:style-name="Citation"><text:span text:style-name="T1"><text:tab/>Schueler* maxi= new Schueler("maxi", 70.0);</text:span></text:span></text:p>
      <text:p text:style-name="code"><text:span text:style-name="Citation"><text:span text:style-name="T1"><text:tab/>Schueler* moritz= new Schueler("moritz", 90.0);</text:span></text:span></text:p>
      <text:p text:style-name="code"><text:span text:style-name="Citation"><text:span text:style-name="T1"><text:tab/></text:span></text:span></text:p>
      <text:p text:style-name="code"><text:span text:style-name="Citation"><text:span text:style-name="T1"><text:tab/>Schulklasse heli("3cheli");</text:span></text:span></text:p>
      <text:p text:style-name="code"><text:span text:style-name="Citation"><text:span text:style-name="T1"><text:tab/></text:span></text:span></text:p>
      <text:p text:style-name="code"><text:span text:style-name="Citation"><text:span text:style-name="T1"><text:tab/>heli.add(maxi);</text:span></text:span></text:p>
      <text:p text:style-name="code"><text:span text:style-name="Citation"><text:span text:style-name="T1"><text:tab/>heli.add(moritz);</text:span></text:span></text:p>
      <text:p text:style-name="code"><text:span text:style-name="Citation"><text:span text:style-name="T1"><text:tab/></text:span></text:span></text:p>
      <text:p text:style-name="code"><text:span text:style-name="Citation"><text:span text:style-name="T1"><text:tab/>Schueler* schwer= heli.getSchwersten();</text:span></text:span></text:p>
      <text:p text:style-name="code"><text:span text:style-name="Citation"><text:span text:style-name="T1"><text:tab/></text:span></text:span></text:p>
      <text:p text:style-name="code"><text:span text:style-name="Citation"><text:span text:style-name="T1"><text:tab/>cout &lt;&lt; schwer-&gt;toString() &lt;&lt; endl &lt;&lt;endl;</text:span></text:span></text:p>
      <text:p text:style-name="code"><text:span text:style-name="Citation"><text:span text:style-name="T1"><text:tab/></text:span></text:span></text:p>
      <text:p text:style-name="code"><text:span text:style-name="Citation"><text:span text:style-name="T1"><text:tab/>delete maxi;</text:span></text:span></text:p>
      <text:p text:style-name="code"><text:soft-page-break/><text:span text:style-name="Citation"><text:span text:style-name="T1"><text:tab/>delete moritz;<text:tab/></text:span></text:span></text:p>
      <text:p text:style-name="code"><text:span text:style-name="Citation"><text:span text:style-name="T1"><text:tab/>return 0;</text:span></text:span></text:p>
      <text:p text:style-name="code"><text:span text:style-name="Citation"><text:span text:style-name="T1">}</text:span></text:span></text:p>
      <text:p text:style-name="P13"><text:span text:style-name="Citation"><text:span text:style-name="T7"/></text:span></text:p>
      <text:h text:style-name="Heading_20_3" text:outline-level="3"><text:bookmark-start text:name="__RefHeading___Toc1807_142507710"/><text:span text:style-name="Citation"><text:span text:style-name="T1">Vererbung: code</text:span></text:span><text:bookmark-end text:name="__RefHeading___Toc1807_142507710"/></text:h>
      <text:p text:style-name="P16"><text:span text:style-name="Citation"><text:span text:style-name="T10">Gegeben ist das folg. Programm.</text:span></text:span></text:p>
      <text:p text:style-name="P17"><text:span text:style-name="Citation"><text:span text:style-name="T11">test-code.cpp</text:span></text:span></text:p>
      <text:p text:style-name="P24"><text:span text:style-name="Citation"><text:span text:style-name="T10">#include "code.h"</text:span></text:span></text:p>
      <text:p text:style-name="P24"><text:span text:style-name="Citation"><text:span text:style-name="T10">#include "upper.h"</text:span></text:span></text:p>
      <text:p text:style-name="P24"><text:span text:style-name="Citation"><text:span text:style-name="T10">#include "lower.h"</text:span></text:span></text:p>
      <text:p text:style-name="P24"><text:span text:style-name="Citation"><text:span text:style-name="T10">#include "morse.h"</text:span></text:span></text:p>
      <text:p text:style-name="P24"><text:span text:style-name="Citation"><text:span text:style-name="T10">#include &lt;string&gt;</text:span></text:span></text:p>
      <text:p text:style-name="P24"><text:span text:style-name="Citation"><text:span text:style-name="T10">#include &lt;iostream&gt;</text:span></text:span></text:p>
      <text:p text:style-name="P24"><text:span text:style-name="Citation"><text:span text:style-name="T10">using namespace std;</text:span></text:span></text:p>
      <text:p text:style-name="P24"><text:span text:style-name="Citation"><text:span text:style-name="T10"/></text:span></text:p>
      <text:p text:style-name="code"><text:span text:style-name="Citation"><text:span text:style-name="T1">int main(){</text:span></text:span></text:p>
      <text:p text:style-name="code"><text:span text:style-name="Citation"><text:span text:style-name="T1"><text:tab/>Code* codeUPPER= new Upper();</text:span></text:span></text:p>
      <text:p text:style-name="code"><text:span text:style-name="Citation"><text:span text:style-name="T1"><text:tab/>string lower= "hello, world";</text:span></text:span></text:p>
      <text:p text:style-name="code"><text:span text:style-name="Citation"><text:span text:style-name="T1"><text:tab/>string upper;</text:span></text:span></text:p>
      <text:p text:style-name="code"><text:span text:style-name="Citation"><text:span text:style-name="T1"/></text:span></text:p>
      <text:p text:style-name="code"><text:span text:style-name="Citation"><text:span text:style-name="T1"><text:tab/>cout &lt;&lt; "class Upper ..." &lt;&lt;endl;</text:span></text:span></text:p>
      <text:p text:style-name="code"><text:span text:style-name="Citation"><text:span text:style-name="T1"><text:tab/>upper= codeUPPER-&gt;out(lower);</text:span></text:span></text:p>
      <text:p text:style-name="code"><text:span text:style-name="Citation"><text:span text:style-name="T1"><text:tab/>cout &lt;&lt; <text:s/>" <text:s/>lower= " &lt;&lt; lower &lt;&lt; endl;</text:span></text:span></text:p>
      <text:p text:style-name="code"><text:span text:style-name="Citation"><text:span text:style-name="T1"><text:tab/>cout &lt;&lt; <text:s/>" <text:s/>upper= " &lt;&lt; upper &lt;&lt; endl;</text:span></text:span></text:p>
      <text:p text:style-name="code"><text:span text:style-name="Citation"><text:span text:style-name="T1"><text:tab/>delete codeUPPER;</text:span></text:span></text:p>
      <text:p text:style-name="code"><text:span text:style-name="Citation"><text:span text:style-name="T1"/></text:span></text:p>
      <text:p text:style-name="code"><text:span text:style-name="Citation"><text:span text:style-name="T1"/></text:span></text:p>
      <text:p text:style-name="code"><text:span text:style-name="Citation"><text:span text:style-name="T1"><text:tab/>Code* codeLOWER= new Lower();</text:span></text:span></text:p>
      <text:p text:style-name="code"><text:span text:style-name="Citation"><text:span text:style-name="T1"><text:tab/>lower= codeLOWER-&gt;out(upper);</text:span></text:span></text:p>
      <text:p text:style-name="code"><text:span text:style-name="Citation"><text:span text:style-name="T1"/></text:span></text:p>
      <text:p text:style-name="code"><text:span text:style-name="Citation"><text:span text:style-name="T1"><text:tab/>cout &lt;&lt; "class Lower ..." &lt;&lt;endl;</text:span></text:span></text:p>
      <text:p text:style-name="code"><text:span text:style-name="Citation"><text:span text:style-name="T1"><text:tab/>cout &lt;&lt; <text:s/>" <text:s/>lower= " &lt;&lt; lower &lt;&lt; endl;</text:span></text:span></text:p>
      <text:p text:style-name="code"><text:span text:style-name="Citation"><text:span text:style-name="T1"><text:tab/>cout &lt;&lt; <text:s/>" <text:s/>upper= " &lt;&lt; upper &lt;&lt; endl;</text:span></text:span></text:p>
      <text:p text:style-name="code"><text:span text:style-name="Citation"><text:span text:style-name="T1"><text:tab/>delete codeLOWER;</text:span></text:span></text:p>
      <text:p text:style-name="code"><text:span text:style-name="Citation"><text:span text:style-name="T1"/></text:span></text:p>
      <text:p text:style-name="code"><text:span text:style-name="Citation"><text:span text:style-name="T1"><text:tab/>cout &lt;&lt; "class Morse ..." &lt;&lt;endl;</text:span></text:span></text:p>
      <text:p text:style-name="code"><text:span text:style-name="Citation"><text:span text:style-name="T1"><text:tab/>Code* codeMORSE= new Morse();</text:span></text:span></text:p>
      <text:p text:style-name="code"><text:span text:style-name="Citation"><text:span text:style-name="T1"><text:tab/>string morse= codeMORSE-&gt;out("SOS");</text:span></text:span></text:p>
      <text:p text:style-name="code"><text:span text:style-name="Citation"><text:span text:style-name="T1"/></text:span></text:p>
      <text:p text:style-name="code"><text:span text:style-name="Citation"><text:span text:style-name="T1"><text:tab/>cout &lt;&lt; " <text:s/>SOS= " &lt;&lt; morse &lt;&lt; endl;</text:span></text:span></text:p>
      <text:p text:style-name="code"><text:span text:style-name="Citation"><text:span text:style-name="T1"><text:tab/>cout &lt;&lt; " <text:s/>" &lt;&lt;lower&lt;&lt;"= " &lt;&lt; codeMORSE-&gt;out(lower) &lt;&lt; endl;</text:span></text:span></text:p>
      <text:p text:style-name="code"><text:span text:style-name="Citation"><text:span text:style-name="T1"/></text:span></text:p>
      <text:p text:style-name="code"><text:span text:style-name="Citation"><text:span text:style-name="T1"><text:tab/>delete codeMORSE;</text:span></text:span></text:p>
      <text:p text:style-name="code"><text:span text:style-name="Citation"><text:span text:style-name="T1"/></text:span></text:p>
      <text:p text:style-name="code"><text:span text:style-name="Citation"><text:span text:style-name="T1"><text:tab/>return 0;</text:span></text:span></text:p>
      <text:p text:style-name="code"><text:span text:style-name="Citation"><text:span text:style-name="T1">}</text:span></text:span></text:p>
      <text:p text:style-name="P16"><text:span text:style-name="Citation"><text:span text:style-name="T10"/></text:span></text:p>
      <text:p text:style-name="P16"><text:span text:style-name="Citation"><text:span text:style-name="T10">Hier die Ausgabe:</text:span></text:span></text:p>
      <text:p text:style-name="code"><text:span text:style-name="Citation"><text:span text:style-name="T1">class Upper ...</text:span></text:span></text:p>
      <text:p text:style-name="code"><text:span text:style-name="Citation"><text:span text:style-name="T1"><text:s text:c="2"/>lower= hello, world</text:span></text:span></text:p>
      <text:p text:style-name="code"><text:span text:style-name="Citation"><text:span text:style-name="T1"><text:s text:c="2"/>upper= HELLO, WORLD</text:span></text:span></text:p>
      <text:p text:style-name="code"><text:span text:style-name="Citation"><text:span text:style-name="T1">class Lower ...</text:span></text:span></text:p>
      <text:p text:style-name="code"><text:soft-page-break/><text:span text:style-name="Citation"><text:span text:style-name="T1"><text:s text:c="2"/>lower= hello, world</text:span></text:span></text:p>
      <text:p text:style-name="code"><text:span text:style-name="Citation"><text:span text:style-name="T1"><text:s text:c="2"/>upper= HELLO, WORLD</text:span></text:span></text:p>
      <text:p text:style-name="code"><text:span text:style-name="Citation"><text:span text:style-name="T1">class Morse ...</text:span></text:span></text:p>
      <text:p text:style-name="code"><text:span text:style-name="Citation"><text:span text:style-name="T1"><text:s text:c="2"/>SOS= ... --- ... </text:span></text:span></text:p>
      <text:p text:style-name="code"><text:span text:style-name="Citation"><text:span text:style-name="T1"><text:s text:c="2"/>hello, world= .... . .-.. .-.. --- ? .-- --- .-. .-.. -..</text:span></text:span></text:p>
      <text:p text:style-name="P16"><text:span text:style-name="Citation"><text:span text:style-name="T10"/></text:span></text:p>
      <text:p text:style-name="P16"><text:span text:style-name="Citation"><text:span text:style-name="T10">Sehen Sie nun die Klasse Code</text:span></text:span></text:p>
      <text:p text:style-name="P16"><text:span text:style-name="Citation"><text:span text:style-name="T10">code.h</text:span></text:span></text:p>
      <text:p text:style-name="code"><text:span text:style-name="Citation"><text:span text:style-name="T1">class Code{</text:span></text:span></text:p>
      <text:p text:style-name="code"><text:span text:style-name="Citation"><text:span text:style-name="T1"><text:tab/>public:</text:span></text:span></text:p>
      <text:p text:style-name="code"><text:span text:style-name="Citation"><text:span text:style-name="T1"><text:tab/><text:tab/>string out(string s);</text:span></text:span></text:p>
      <text:p text:style-name="code"><text:span text:style-name="Citation"><text:span text:style-name="T1"/></text:span></text:p>
      <text:p text:style-name="code"><text:span text:style-name="Citation"><text:span text:style-name="T1"><text:tab/><text:tab/>virtual string out(char ch)=0;</text:span></text:span></text:p>
      <text:p text:style-name="code"><text:span text:style-name="Citation"><text:span text:style-name="T1">};</text:span></text:span></text:p>
      <text:p text:style-name="P16"><text:span text:style-name="Citation"><text:span text:style-name="T10"/></text:span></text:p>
      <text:p text:style-name="P16"><text:span text:style-name="Citation"><text:span text:style-name="T10">Zeigen Sie zunächst die Datei code.cpp</text:span></text:span></text:p>
      <text:p text:style-name="P16"><text:span text:style-name="Citation"><text:span text:style-name="T10">??????</text:span></text:span></text:p>
      <text:p text:style-name="P16"><text:span text:style-name="Citation"><text:span text:style-name="T10"/></text:span></text:p>
      <text:p text:style-name="P16"><text:span text:style-name="Citation"><text:span text:style-name="T10">Erstellen Sie nun die Klasse</text:span></text:span><text:span text:style-name="Citation"><text:span text:style-name="T11">n</text:span></text:span><text:span text:style-name="Citation"><text:span text:style-name="T10"> Upper, Lower, Morse als Unterklassen der Klasse Code.</text:span></text:span></text:p>
      <text:p text:style-name="P16"><text:span text:style-name="Citation"><text:span text:style-name="T10">??????</text:span></text:span></text:p>
      <text:p text:style-name="P16"><text:span text:style-name="Citation"><text:span text:style-name="T10"/></text:span></text:p>
      <text:p text:style-name="P16"><text:span text:style-name="Citation"><text:span text:style-name="T10">Hinweise:</text:span></text:span></text:p>
      <text:p text:style-name="code"><text:span text:style-name="Citation"><text:span text:style-name="T1">#include &lt;ctype.h&gt;</text:span></text:span></text:p>
      <text:p text:style-name="code"><text:span text:style-name="Citation"><text:span text:style-name="T1">int toupper(int c);</text:span></text:span></text:p>
      <text:p text:style-name="code"><text:span text:style-name="Citation"><text:span text:style-name="T1">int tolower(int c);</text:span></text:span></text:p>
      <text:p text:style-name="P16"/>
      <text:p text:style-name="P18">Morse-Zeichen</text:p>
      <text:p text:style-name="code"><text:tab/>string ziff[]= {</text:p>
      <text:p text:style-name="code"><text:tab/><text:tab/><text:tab/>"-----",<text:tab/>//0</text:p>
      <text:p text:style-name="code"><text:tab/><text:tab/><text:tab/>".----",</text:p>
      <text:p text:style-name="code"><text:tab/><text:tab/><text:tab/>"..---",</text:p>
      <text:p text:style-name="code"><text:tab/><text:tab/><text:tab/>"...--",</text:p>
      <text:p text:style-name="code"><text:tab/><text:tab/><text:tab/>"....-",</text:p>
      <text:p text:style-name="code"><text:tab/><text:tab/><text:tab/>".....",</text:p>
      <text:p text:style-name="code"><text:tab/><text:tab/><text:tab/>"-....",</text:p>
      <text:p text:style-name="code"><text:tab/><text:tab/><text:tab/>"--...",</text:p>
      <text:p text:style-name="code"><text:tab/><text:tab/><text:tab/>"---..",</text:p>
      <text:p text:style-name="code"><text:tab/><text:tab/><text:tab/>"----."<text:tab/>//9</text:p>
      <text:p text:style-name="code"><text:tab/>};</text:p>
      <text:p text:style-name="code"/>
      <text:p text:style-name="code"/>
      <text:p text:style-name="code"><text:tab/>string alpha[]= {</text:p>
      <text:p text:style-name="code"><text:tab/><text:tab/><text:tab/>".-", <text:s text:c="5"/>// A</text:p>
      <text:p text:style-name="code"><text:tab/><text:tab/><text:tab/>"-...",</text:p>
      <text:p text:style-name="code"><text:tab/><text:tab/><text:tab/>"-.-.",</text:p>
      <text:p text:style-name="code"><text:tab/><text:tab/><text:tab/>"-..",</text:p>
      <text:p text:style-name="code"><text:tab/><text:tab/><text:tab/>".",</text:p>
      <text:p text:style-name="code"><text:tab/><text:tab/><text:tab/>"..-.",</text:p>
      <text:p text:style-name="code"><text:tab/><text:tab/><text:tab/>"--.",</text:p>
      <text:p text:style-name="code"><text:tab/><text:tab/><text:tab/>"....",</text:p>
      <text:p text:style-name="code"><text:soft-page-break/><text:tab/><text:tab/><text:tab/>"..",</text:p>
      <text:p text:style-name="code"><text:tab/><text:tab/><text:tab/>".---",</text:p>
      <text:p text:style-name="code"><text:tab/><text:tab/><text:tab/>"-.-",</text:p>
      <text:p text:style-name="code"><text:tab/><text:tab/><text:tab/>".-..",</text:p>
      <text:p text:style-name="code"><text:tab/><text:tab/><text:tab/>"--",</text:p>
      <text:p text:style-name="code"><text:tab/><text:tab/><text:tab/>"-.",</text:p>
      <text:p text:style-name="code"><text:tab/><text:tab/><text:tab/>"---",</text:p>
      <text:p text:style-name="code"><text:tab/><text:tab/><text:tab/>".--.",</text:p>
      <text:p text:style-name="code"><text:tab/><text:tab/><text:tab/>"--.-",</text:p>
      <text:p text:style-name="code"><text:tab/><text:tab/><text:tab/>".-.",</text:p>
      <text:p text:style-name="code"><text:tab/><text:tab/><text:tab/>"...",</text:p>
      <text:p text:style-name="code"><text:tab/><text:tab/><text:tab/>"-",</text:p>
      <text:p text:style-name="code"><text:tab/><text:tab/><text:tab/>"..-",</text:p>
      <text:p text:style-name="code"><text:tab/><text:tab/><text:tab/>"...-",</text:p>
      <text:p text:style-name="code"><text:tab/><text:tab/><text:tab/>".--",</text:p>
      <text:p text:style-name="code"><text:tab/><text:tab/><text:tab/>"-..-",</text:p>
      <text:p text:style-name="code"><text:tab/><text:tab/><text:tab/>"-.--",</text:p>
      <text:p text:style-name="code"><text:tab/><text:tab/><text:tab/>"--.."<text:tab/><text:tab/>//Z</text:p>
      <text:p text:style-name="code"><text:tab/>};</text:p>
      <text:p text:style-name="code"/>
      <text:p text:style-name="code"/>
      <text:p text:style-name="P16"><text:span text:style-name="Citation"><text:span text:style-name="T10"/></text:span></text:p>
      <text:h text:style-name="Heading_20_3" text:outline-level="3"><text:bookmark-start text:name="__RefHeading___Toc1809_142507710"/><text:span text:style-name="Citation"><text:span text:style-name="T1">New-Delete: MyString</text:span></text:span><text:bookmark-end text:name="__RefHeading___Toc1809_142507710"/></text:h>
      <text:p text:style-name="P3">Das in der Anlage MyString befindliche Cpp-Programm hat einige wesentliche Mängel.</text:p>
      <text:p text:style-name="P5"><text:span text:style-name="T14">a) Besprechen und </text:span><text:span text:style-name="T15">b</text:span><text:span text:style-name="T14">egründen Sie die Probleme und </text:span></text:p>
      <text:p text:style-name="P5"><text:span text:style-name="T14">b) </text:span><text:span text:style-name="T15">Bringen </text:span><text:span text:style-name="T14">Sie </text:span><text:span text:style-name="T15">das Programm zum Laufen.</text:span></text:p>
      <text:p text:style-name="P3"><text:span text:style-name="Citation"><text:span text:style-name="T16"/></text:span></text:p>
      <text:p text:style-name="code"><text:span text:style-name="Citation"><text:span text:style-name="T1">// mystring.cpp</text:span></text:span></text:p>
      <text:p text:style-name="code"><text:span text:style-name="Citation"><text:span text:style-name="T1">// PROBLEM1 ist aktiviert und PROBELM2 ist noch deaktiviert</text:span></text:span></text:p>
      <text:p text:style-name="code"><text:span text:style-name="Citation"><text:span text:style-name="T1">//</text:span></text:span></text:p>
      <text:p text:style-name="code"><text:span text:style-name="Citation"><text:span text:style-name="T1"/></text:span></text:p>
      <text:p text:style-name="code"><text:span text:style-name="Citation"><text:span text:style-name="T1">// </text:span></text:span><text:span text:style-name="Citation"><text:span text:style-name="T6">AUFGABE 1:</text:span></text:span></text:p>
      <text:p text:style-name="P21"><text:span text:style-name="Citation"><text:span text:style-name="T1">// </text:span></text:span><text:span text:style-name="Citation"><text:span text:style-name="T6">Übersetzen Sie das Programm und starten Sie es.</text:span></text:span></text:p>
      <text:p text:style-name="P21"><text:span text:style-name="Citation"><text:span text:style-name="T1">// g++ mystring.cpp -o mystring.exe</text:span></text:span></text:p>
      <text:p text:style-name="P21"><text:span text:style-name="Citation"><text:span text:style-name="T1">// ./mystring.exe</text:span></text:span></text:p>
      <text:p text:style-name="P21"><text:span text:style-name="Citation"><text:span text:style-name="T6"/></text:span></text:p>
      <text:p text:style-name="P21"><text:span text:style-name="Citation"><text:span text:style-name="T6">// A</text:span></text:span><text:span text:style-name="Citation"><text:span text:style-name="T1">lles scheint zu funktionieren</text:span></text:span></text:p>
      <text:p text:style-name="code"><text:span text:style-name="Citation"><text:span text:style-name="T1">// ABER:</text:span></text:span></text:p>
      <text:p text:style-name="code"><text:span text:style-name="Citation"><text:span text:style-name="T1">// </text:span></text:span><text:span text:style-name="Citation"><text:span text:style-name="T6">W</text:span></text:span><text:span text:style-name="Citation"><text:span text:style-name="T1">ir haben vergessen, den Destruktor zu </text:span></text:span><text:span text:style-name="Citation"><text:span text:style-name="T6">programmieren</text:span></text:span></text:p>
      <text:p text:style-name="code"><text:span text:style-name="Citation"><text:span text:style-name="T1"/></text:span></text:p>
      <text:p text:style-name="code"><text:span text:style-name="Citation"><text:span text:style-name="T1">// </text:span></text:span><text:span text:style-name="Citation"><text:span text:style-name="T6">AUFGABE 2</text:span></text:span><text:span text:style-name="Citation"><text:span text:style-name="T1">:</text:span></text:span></text:p>
      <text:p text:style-name="code"><text:span text:style-name="Citation"><text:span text:style-name="T1">// </text:span></text:span><text:span text:style-name="Citation"><text:span text:style-name="T6">Programmieren Sie den </text:span></text:span><text:span text:style-name="Citation"><text:span text:style-name="T1">Destruktor </text:span></text:span><text:span text:style-name="Citation"><text:span text:style-name="T6">und testen Sie das Programm</text:span></text:span></text:p>
      <text:p text:style-name="code"><text:span text:style-name="Citation"><text:span text:style-name="T1">// </text:span></text:span></text:p>
      <text:p text:style-name="code"><text:span text:style-name="Citation"><text:span text:style-name="T1"/></text:span></text:p>
      <text:p text:style-name="code"><text:span text:style-name="Citation"><text:span text:style-name="T1">// PROBLEM 1: </text:span></text:span></text:p>
      <text:p text:style-name="code"><text:span text:style-name="Citation"><text:span text:style-name="T1">// Fragen:</text:span></text:span></text:p>
      <text:p text:style-name="code"><text:span text:style-name="Citation"><text:span text:style-name="T1">// 1. </text:span></text:span><text:span text:style-name="Citation"><text:span text:style-name="T6">W</text:span></text:span><text:span text:style-name="Citation"><text:span text:style-name="T1">arum passiert ein Fehler ?</text:span></text:span></text:p>
      <text:p text:style-name="code"><text:span text:style-name="Citation"><text:span text:style-name="T1">// 2. </text:span></text:span><text:span text:style-name="Citation"><text:span text:style-name="T6">W</text:span></text:span><text:span text:style-name="Citation"><text:span text:style-name="T1">ie löst man das Problem ?</text:span></text:span></text:p>
      <text:p text:style-name="code"><text:span text:style-name="Citation"><text:span text:style-name="T1"/></text:span></text:p>
      <text:p text:style-name="code"><text:span text:style-name="Citation"><text:span text:style-name="T1">// Lösung </text:span></text:span><text:span text:style-name="Citation"><text:span text:style-name="T6">zum Problem 1</text:span></text:span><text:span text:style-name="Citation"><text:span text:style-name="T1">:</text:span></text:span></text:p>
      <text:p text:style-name="code"><text:span text:style-name="Citation"><text:span text:style-name="T1">// ?????????????????????</text:span></text:span></text:p>
      <text:p text:style-name="code"><text:span text:style-name="Citation"><text:span text:style-name="T1">//</text:span></text:span></text:p>
      <text:p text:style-name="code"><text:span text:style-name="Citation"><text:span text:style-name="T1"/></text:span></text:p>
      <text:p text:style-name="P21"><text:span text:style-name="Citation"><text:span text:style-name="T1">// PROBLEM 2:</text:span></text:span></text:p>
      <text:p text:style-name="P21"><text:soft-page-break/><text:span text:style-name="Citation"><text:span text:style-name="T1">// </text:span></text:span><text:span text:style-name="Citation"><text:span text:style-name="T6">Entfernen Sie den Kommentar für die Zeile mit dem Inhalt:</text:span></text:span></text:p>
      <text:p text:style-name="P21"><text:span text:style-name="Citation"><text:span text:style-name="T6">// <text:s/></text:span></text:span><text:span text:style-name="Citation"><text:span text:style-name="T1"><text:tab/>sglobal2= slocal1;</text:span></text:span></text:p>
      <text:p text:style-name="P21"><text:span text:style-name="Citation"><text:span text:style-name="T1">// </text:span></text:span><text:span text:style-name="Citation"><text:span text:style-name="T6">Übersetzen Sie das Programm und testen Sie das Programm.</text:span></text:span></text:p>
      <text:p text:style-name="P21"><text:span text:style-name="Citation"><text:span text:style-name="T1"><text:s/></text:span></text:span></text:p>
      <text:p text:style-name="code"><text:span text:style-name="Citation"><text:span text:style-name="T1">// Fragen </text:span></text:span><text:span text:style-name="Citation"><text:span text:style-name="T6">zu Problem 2</text:span></text:span><text:span text:style-name="Citation"><text:span text:style-name="T1">:</text:span></text:span></text:p>
      <text:p text:style-name="code"><text:span text:style-name="Citation"><text:span text:style-name="T1">// 1. </text:span></text:span><text:span text:style-name="Citation"><text:span text:style-name="T6">W</text:span></text:span><text:span text:style-name="Citation"><text:span text:style-name="T1">arum passiert ein Fehler ?</text:span></text:span></text:p>
      <text:p text:style-name="code"><text:span text:style-name="Citation"><text:span text:style-name="T1">// 2. </text:span></text:span><text:span text:style-name="Citation"><text:span text:style-name="T6">W</text:span></text:span><text:span text:style-name="Citation"><text:span text:style-name="T1">ie löst man das Problem ?</text:span></text:span></text:p>
      <text:p text:style-name="code"><text:span text:style-name="Citation"><text:span text:style-name="T1"/></text:span></text:p>
      <text:p text:style-name="code"><text:span text:style-name="Citation"><text:span text:style-name="T1">// Lösung </text:span></text:span><text:span text:style-name="Citation"><text:span text:style-name="T6">zum Problem 2</text:span></text:span><text:span text:style-name="Citation"><text:span text:style-name="T1">:</text:span></text:span></text:p>
      <text:p text:style-name="code"><text:span text:style-name="Citation"><text:span text:style-name="T1">// ?????????????????????</text:span></text:span></text:p>
      <text:p text:style-name="code"><text:span text:style-name="Citation"><text:span text:style-name="T1">//</text:span></text:span></text:p>
      <text:p text:style-name="code"><text:span text:style-name="Citation"><text:span text:style-name="T1"/></text:span></text:p>
      <text:p text:style-name="code"><text:span text:style-name="Citation"><text:span text:style-name="T1">#include &lt;iostream&gt;</text:span></text:span></text:p>
      <text:p text:style-name="code"><text:span text:style-name="Citation"><text:span text:style-name="T1">#include &lt;cstring&gt;</text:span></text:span></text:p>
      <text:p text:style-name="code"><text:span text:style-name="Citation"><text:span text:style-name="T1">using namespace std;</text:span></text:span></text:p>
      <text:p text:style-name="code"><text:span text:style-name="Citation"><text:span text:style-name="T1"/></text:span></text:p>
      <text:p text:style-name="code"><text:span text:style-name="Citation"><text:span text:style-name="T1">class MyString{</text:span></text:span></text:p>
      <text:p text:style-name="code"><text:span text:style-name="Citation"><text:span text:style-name="T1"><text:tab/>private:</text:span></text:span></text:p>
      <text:p text:style-name="code"><text:span text:style-name="Citation"><text:span text:style-name="T1"><text:tab/><text:tab/>char* s;</text:span></text:span></text:p>
      <text:p text:style-name="code"><text:span text:style-name="Citation"><text:span text:style-name="T1"><text:tab/><text:tab/>int size;</text:span></text:span></text:p>
      <text:p text:style-name="code"><text:span text:style-name="Citation"><text:span text:style-name="T1"><text:tab/>public:</text:span></text:span></text:p>
      <text:p text:style-name="code"><text:span text:style-name="Citation"><text:span text:style-name="T1"><text:tab/><text:tab/>MyString(const char* s){</text:span></text:span></text:p>
      <text:p text:style-name="code"><text:span text:style-name="Citation"><text:span text:style-name="T1"><text:tab/><text:tab/><text:tab/>this-&gt;size= strlen(s);</text:span></text:span></text:p>
      <text:p text:style-name="code"><text:span text:style-name="Citation"><text:span text:style-name="T1"><text:tab/><text:tab/><text:tab/>this-&gt;s= new char[size+1];</text:span></text:span></text:p>
      <text:p text:style-name="code"><text:span text:style-name="Citation"><text:span text:style-name="T1"><text:tab/><text:tab/><text:tab/>strcpy(this-&gt;s, s);</text:span></text:span></text:p>
      <text:p text:style-name="code"><text:span text:style-name="Citation"><text:span text:style-name="T1"><text:tab/><text:tab/>}<text:tab/><text:tab/></text:span></text:span></text:p>
      <text:p text:style-name="code"><text:span text:style-name="Citation"><text:span text:style-name="T1"><text:tab/><text:tab/>friend ostream&amp; operator&lt;&lt;(ostream&amp; o, const MyString&amp; e){</text:span></text:span></text:p>
      <text:p text:style-name="code"><text:span text:style-name="Citation"><text:span text:style-name="T1"><text:tab/><text:tab/><text:tab/>o &lt;&lt; e.s;</text:span></text:span></text:p>
      <text:p text:style-name="code"><text:span text:style-name="Citation"><text:span text:style-name="T1"><text:tab/><text:tab/><text:tab/>return o;</text:span></text:span></text:p>
      <text:p text:style-name="code"><text:span text:style-name="Citation"><text:span text:style-name="T1"><text:tab/><text:tab/>}</text:span></text:span></text:p>
      <text:p text:style-name="code"><text:span text:style-name="Citation"><text:span text:style-name="T1">};</text:span></text:span></text:p>
      <text:p text:style-name="code"><text:span text:style-name="Citation"><text:span text:style-name="T1"/></text:span></text:p>
      <text:p text:style-name="code"><text:span text:style-name="Citation"><text:span text:style-name="T1">//globs</text:span></text:span></text:p>
      <text:p text:style-name="code"><text:span text:style-name="Citation"><text:span text:style-name="T1">MyString sglobal1("SGLOBAL1");</text:span></text:span></text:p>
      <text:p text:style-name="code"><text:span text:style-name="Citation"><text:span text:style-name="T1">MyString sglobal2("SGLOBAL2");</text:span></text:span></text:p>
      <text:p text:style-name="code"><text:span text:style-name="Citation"><text:span text:style-name="T1"/></text:span></text:p>
      <text:p text:style-name="code"><text:span text:style-name="Citation"><text:span text:style-name="T1">// funcs</text:span></text:span></text:p>
      <text:p text:style-name="code"><text:span text:style-name="Citation"><text:span text:style-name="T1">void dowhat(void){</text:span></text:span></text:p>
      <text:p text:style-name="code"><text:span text:style-name="Citation"><text:span text:style-name="T1">// Problem 1 ??????????????????????</text:span></text:span></text:p>
      <text:p text:style-name="code"><text:span text:style-name="Citation"><text:span text:style-name="T1"><text:tab/>MyString slocal1(sglobal1);<text:tab/></text:span></text:span></text:p>
      <text:p text:style-name="code"><text:span text:style-name="Citation"><text:span text:style-name="T1"><text:tab/>cout &lt;&lt; "slocal1= " &lt;&lt; slocal1 &lt;&lt; endl;</text:span></text:span></text:p>
      <text:p text:style-name="code"><text:span text:style-name="Citation"><text:span text:style-name="T1">// Problem 2 ??????????????????????</text:span></text:span></text:p>
      <text:p text:style-name="code"><text:span text:style-name="Citation"><text:span text:style-name="T1">//<text:tab/>sglobal2= slocal1;</text:span></text:span></text:p>
      <text:p text:style-name="code"><text:span text:style-name="Citation"><text:span text:style-name="T1">}</text:span></text:span></text:p>
      <text:p text:style-name="code"><text:span text:style-name="Citation"><text:span text:style-name="T1"/></text:span></text:p>
      <text:p text:style-name="code"><text:span text:style-name="Citation"><text:span text:style-name="T1">int main(){</text:span></text:span></text:p>
      <text:p text:style-name="code"><text:span text:style-name="Citation"><text:span text:style-name="T1"><text:tab/>dowhat();</text:span></text:span></text:p>
      <text:p text:style-name="code"><text:span text:style-name="Citation"><text:span text:style-name="T1"><text:tab/>cout &lt;&lt; "sglobal1= " &lt;&lt;sglobal1 &lt;&lt; endl;</text:span></text:span></text:p>
      <text:p text:style-name="code"><text:span text:style-name="Citation"><text:span text:style-name="T1"><text:tab/>cout &lt;&lt; "sglobal2= " &lt;&lt;sglobal2 &lt;&lt; endl;</text:span></text:span></text:p>
      <text:p text:style-name="code"><text:span text:style-name="Citation"><text:span text:style-name="T1"><text:tab/>return 0;</text:span></text:span></text:p>
      <text:p text:style-name="code"><text:span text:style-name="Citation"><text:span text:style-name="T1">}</text:span></text:span></text:p>
      <text:p text:style-name="P3"><text:span text:style-name="Citation"><text:span text:style-name="T16"/></text:span></text:p>
      <text:p text:style-name="P3"><text:span text:style-name="Citation"><text:span text:style-name="T16"/></text:span></text:p>
      <text:h text:style-name="P30" text:outline-level="3"><text:bookmark-start text:name="__RefHeading___Toc2045_142507710"/><text:span text:style-name="Citation"><text:span text:style-name="T1">Operator-Overloading: M</text:span></text:span><text:span text:style-name="Citation"><text:span text:style-name="T8">yString</text:span></text:span><text:bookmark-end text:name="__RefHeading___Toc2045_142507710"/></text:h>
      <text:p text:style-name="P15"><text:span text:style-name="Citation"><text:span text:style-name="T8">Erweitern Sie die obige Klasse MyString, sodass folgendes Programm möglich ist.</text:span></text:span></text:p>
      <text:p text:style-name="P23"><text:soft-page-break/><text:span text:style-name="Citation"><text:span text:style-name="T1">int main(){</text:span></text:span></text:p>
      <text:p text:style-name="P23"><text:span text:style-name="Citation"><text:span text:style-name="T1"><text:tab/>MyString s1("H</text:span></text:span><text:span text:style-name="Citation"><text:span text:style-name="T9">a</text:span></text:span><text:span text:style-name="Citation"><text:span text:style-name="T1">llo");</text:span></text:span></text:p>
      <text:p text:style-name="P23"><text:span text:style-name="Citation"><text:span text:style-name="T1"><text:tab/>MyString s2("World");</text:span></text:span></text:p>
      <text:p text:style-name="P23"><text:span text:style-name="Citation"><text:span text:style-name="T1"><text:tab/>char ch;</text:span></text:span></text:p>
      <text:p text:style-name="P23"><text:span text:style-name="Citation"><text:span text:style-name="T1"/></text:span></text:p>
      <text:p text:style-name="P23"><text:span text:style-name="Citation"><text:span text:style-name="T1"><text:tab/>s1[1]</text:span></text:span><text:span text:style-name="Citation"><text:span text:style-name="T9">= 'e'</text:span></text:span><text:span text:style-name="Citation"><text:span text:style-name="T1">; </text:span></text:span></text:p>
      <text:p text:style-name="P23"><text:span text:style-name="Citation"><text:span text:style-name="T1"><text:tab/>s1 &lt;&lt; ' ' &lt;&lt; s2;</text:span></text:span></text:p>
      <text:p text:style-name="P23"><text:span text:style-name="Citation"><text:span text:style-name="T8"><text:tab/>cout &lt;&lt; s1 &lt;&lt; endl;</text:span></text:span></text:p>
      <text:p text:style-name="P23"><text:span text:style-name="Citation"><text:span text:style-name="T8"><text:tab/>return 0;</text:span></text:span></text:p>
      <text:p text:style-name="P23"><text:span text:style-name="Citation"><text:span text:style-name="T1">}</text:span></text:span></text:p>
      <text:p text:style-name="P14"><text:span text:style-name="Citation"><text:span text:style-name="T16"/></text:span></text:p>
      <text:h text:style-name="Heading_20_3" text:outline-level="3"><text:bookmark-start text:name="__RefHeading___Toc2047_142507710"/><text:span text:style-name="Citation"><text:span text:style-name="T1">Templates: Stack</text:span></text:span><text:bookmark-end text:name="__RefHeading___Toc2047_142507710"/></text:h>
      <text:p text:style-name="P13"><text:span text:style-name="Citation"><text:span text:style-name="T7">Bringen Sie das folgende Programm zum Laufen und erstellen Sie die notwendige Klasse.</text:span></text:span></text:p>
      <text:p text:style-name="P22"><text:span text:style-name="Citation"><text:span text:style-name="T1">/** </text:span></text:span></text:p>
      <text:p text:style-name="P22"><text:span text:style-name="Citation"><text:span text:style-name="T1"><text:s/>* u-templateStack.cpp</text:span></text:span></text:p>
      <text:p text:style-name="P22"><text:span text:style-name="Citation"><text:span text:style-name="T1"><text:s/>*/</text:span></text:span></text:p>
      <text:p text:style-name="P22"><text:span text:style-name="Citation"><text:span text:style-name="T1"/></text:span></text:p>
      <text:p text:style-name="code"><text:span text:style-name="Citation"><text:span text:style-name="T1">#include &lt;iostream&gt;</text:span></text:span></text:p>
      <text:p text:style-name="code"><text:span text:style-name="Citation"><text:span text:style-name="T1">using namespace std;</text:span></text:span></text:p>
      <text:p text:style-name="code"><text:span text:style-name="Citation"><text:span text:style-name="T1"/></text:span></text:p>
      <text:p text:style-name="code"><text:span text:style-name="Citation"><text:span text:style-name="T1">#include "stack.h"</text:span></text:span></text:p>
      <text:p text:style-name="code"><text:span text:style-name="Citation"><text:span text:style-name="T1"/></text:span></text:p>
      <text:p text:style-name="code"><text:span text:style-name="Citation"><text:span text:style-name="T1">int main(){</text:span></text:span></text:p>
      <text:p text:style-name="code"><text:span text:style-name="Citation"><text:span text:style-name="T1"><text:tab/>Stack&lt;int&gt; iStack(10);</text:span></text:span></text:p>
      <text:p text:style-name="code"><text:span text:style-name="Citation"><text:span text:style-name="T1"><text:tab/>Stack&lt;string&gt; sStack(10);</text:span></text:span></text:p>
      <text:p text:style-name="code"><text:span text:style-name="Citation"><text:span text:style-name="T1"/></text:span></text:p>
      <text:p text:style-name="code"><text:span text:style-name="Citation"><text:span text:style-name="T1"><text:tab/>// sStack -----------------------------------------------------</text:span></text:span></text:p>
      <text:p text:style-name="code"><text:span text:style-name="Citation"><text:span text:style-name="T1"><text:tab/>for (int i=0; i &lt; 10; i++){</text:span></text:span></text:p>
      <text:p text:style-name="code"><text:span text:style-name="Citation"><text:span text:style-name="T1"><text:tab/><text:tab/>int value= i*100;</text:span></text:span></text:p>
      <text:p text:style-name="code"><text:span text:style-name="Citation"><text:span text:style-name="T1"><text:tab/><text:tab/>iStack.push(value);</text:span></text:span></text:p>
      <text:p text:style-name="code"><text:span text:style-name="Citation"><text:span text:style-name="T1"><text:tab/>}</text:span></text:span></text:p>
      <text:p text:style-name="code"><text:span text:style-name="Citation"><text:span text:style-name="T1"><text:tab/><text:tab/> </text:span></text:span></text:p>
      <text:p text:style-name="code"><text:span text:style-name="Citation"><text:span text:style-name="T1"><text:tab/>cout &lt;&lt; iStack &lt;&lt; endl;</text:span></text:span></text:p>
      <text:p text:style-name="code"><text:span text:style-name="Citation"><text:span text:style-name="T1"><text:tab/></text:span></text:span></text:p>
      <text:p text:style-name="code"><text:span text:style-name="Citation"><text:span text:style-name="T1"><text:tab/>for (int i=0; i &lt; 10; i++){</text:span></text:span></text:p>
      <text:p text:style-name="code"><text:span text:style-name="Citation"><text:span text:style-name="T1"><text:tab/><text:tab/>int wert;</text:span></text:span></text:p>
      <text:p text:style-name="code"><text:span text:style-name="Citation"><text:span text:style-name="T1"><text:tab/><text:tab/>wert= iStack.top();</text:span></text:span></text:p>
      <text:p text:style-name="code"><text:span text:style-name="Citation"><text:span text:style-name="T1"><text:tab/><text:tab/>iStack.pop();</text:span></text:span></text:p>
      <text:p text:style-name="code"><text:span text:style-name="Citation"><text:span text:style-name="T1"/></text:span></text:p>
      <text:p text:style-name="code"><text:span text:style-name="Citation"><text:span text:style-name="T1"><text:tab/><text:tab/>cout &lt;&lt; wert &lt;&lt; ",";</text:span></text:span></text:p>
      <text:p text:style-name="code"><text:span text:style-name="Citation"><text:span text:style-name="T1"><text:tab/>}</text:span></text:span></text:p>
      <text:p text:style-name="code"><text:span text:style-name="Citation"><text:span text:style-name="T1"><text:tab/>cout &lt;&lt; endl&lt;&lt;endl;</text:span></text:span></text:p>
      <text:p text:style-name="code"><text:span text:style-name="Citation"><text:span text:style-name="T1"><text:tab/></text:span></text:span></text:p>
      <text:p text:style-name="code"><text:span text:style-name="Citation"><text:span text:style-name="T1"><text:tab/>// sStack -----------------------------------------------------</text:span></text:span></text:p>
      <text:p text:style-name="code"><text:span text:style-name="Citation"><text:span text:style-name="T1"><text:tab/>string s1= "Wer ";</text:span></text:span></text:p>
      <text:p text:style-name="code"><text:span text:style-name="Citation"><text:span text:style-name="T1"><text:tab/>string s2= "ist ";</text:span></text:span></text:p>
      <text:p text:style-name="code"><text:span text:style-name="Citation"><text:span text:style-name="T1"><text:tab/>string s3= "da ";</text:span></text:span></text:p>
      <text:p text:style-name="code"><text:span text:style-name="Citation"><text:span text:style-name="T1"><text:tab/></text:span></text:span></text:p>
      <text:p text:style-name="code"><text:span text:style-name="Citation"><text:span text:style-name="T1"><text:tab/>sStack.push(s1);</text:span></text:span></text:p>
      <text:p text:style-name="code"><text:span text:style-name="Citation"><text:span text:style-name="T1"><text:tab/>sStack.push(s2);</text:span></text:span></text:p>
      <text:p text:style-name="code"><text:span text:style-name="Citation"><text:span text:style-name="T1"><text:tab/>sStack.push(s3);</text:span></text:span></text:p>
      <text:p text:style-name="code"><text:span text:style-name="Citation"><text:span text:style-name="T1"/></text:span></text:p>
      <text:p text:style-name="code"><text:span text:style-name="Citation"><text:span text:style-name="T1"><text:tab/>// </text:span></text:span></text:p>
      <text:p text:style-name="code"><text:span text:style-name="Citation"><text:span text:style-name="T1"><text:tab/>cout &lt;&lt; sStack &lt;&lt; endl;</text:span></text:span></text:p>
      <text:p text:style-name="code"><text:soft-page-break/><text:span text:style-name="Citation"><text:span text:style-name="T1"/></text:span></text:p>
      <text:p text:style-name="code"><text:span text:style-name="Citation"><text:span text:style-name="T1"><text:tab/>cout &lt;&lt; sStack.top();</text:span></text:span></text:p>
      <text:p text:style-name="code"><text:span text:style-name="Citation"><text:span text:style-name="T1"><text:tab/>sStack.pop();</text:span></text:span></text:p>
      <text:p text:style-name="code"><text:span text:style-name="Citation"><text:span text:style-name="T1"><text:tab/></text:span></text:span></text:p>
      <text:p text:style-name="code"><text:span text:style-name="Citation"><text:span text:style-name="T1"><text:tab/>cout &lt;&lt; sStack.top();</text:span></text:span></text:p>
      <text:p text:style-name="code"><text:span text:style-name="Citation"><text:span text:style-name="T1"><text:tab/>sStack.pop();</text:span></text:span></text:p>
      <text:p text:style-name="code"><text:span text:style-name="Citation"><text:span text:style-name="T1"><text:tab/></text:span></text:span></text:p>
      <text:p text:style-name="code"><text:span text:style-name="Citation"><text:span text:style-name="T1"><text:tab/>cout &lt;&lt; sStack.top();</text:span></text:span></text:p>
      <text:p text:style-name="code"><text:span text:style-name="Citation"><text:span text:style-name="T1"><text:tab/>sStack.pop();</text:span></text:span></text:p>
      <text:p text:style-name="code"><text:span text:style-name="Citation"><text:span text:style-name="T1"><text:tab/></text:span></text:span></text:p>
      <text:p text:style-name="code"><text:span text:style-name="Citation"><text:span text:style-name="T1"><text:tab/>cout &lt;&lt; endl&lt;&lt;endl;</text:span></text:span></text:p>
      <text:p text:style-name="code"><text:span text:style-name="Citation"><text:span text:style-name="T1"><text:tab/>return 0;</text:span></text:span></text:p>
      <text:p text:style-name="code"><text:span text:style-name="Citation"><text:span text:style-name="T1">}</text:span></text:span></text:p>
      <text:p text:style-name="P4"><text:span text:style-name="Citation"><text:span text:style-name="T7"/></text:span></text:p>
      <text:p text:style-name="P4"><text:span text:style-name="Citation"><text:span text:style-name="T7">Hier die Datei stack.h</text:span></text:span></text:p>
      <text:p text:style-name="code"><text:span text:style-name="Citation"><text:span text:style-name="T1">// ANLAGE stack.h</text:span></text:span></text:p>
      <text:p text:style-name="code"><text:span text:style-name="Citation"><text:span text:style-name="T1">// see: http://msdn.microsoft.com/en-us/library/f1b2td24.aspx</text:span></text:span></text:p>
      <text:p text:style-name="code"><text:span text:style-name="Citation"><text:span text:style-name="T1">#pragma once</text:span></text:span></text:p>
      <text:p text:style-name="code"><text:span text:style-name="Citation"><text:span text:style-name="T1">#include &lt;iostream&gt;</text:span></text:span></text:p>
      <text:p text:style-name="code"><text:span text:style-name="Citation"><text:span text:style-name="T1">#include &lt;sstream&gt;</text:span></text:span></text:p>
      <text:p text:style-name="code"><text:span text:style-name="Citation"><text:span text:style-name="T1">#include &lt;stdexcept&gt; // std::underflow_error, std::overflow_errer</text:span></text:span></text:p>
      <text:p text:style-name="code"><text:span text:style-name="Citation"><text:span text:style-name="T1">#include &lt;new&gt; <text:tab/><text:tab/>// std::bad_alloc</text:span></text:span></text:p>
      <text:p text:style-name="code"><text:span text:style-name="Citation"><text:span text:style-name="T1">using namespace std;</text:span></text:span></text:p>
      <text:p text:style-name="code"><text:span text:style-name="Citation"><text:span text:style-name="T1"/></text:span></text:p>
      <text:p text:style-name="code"><text:span text:style-name="Citation"><text:span text:style-name="T1">// forward decl and // decl of c-func</text:span></text:span></text:p>
      <text:p text:style-name="code"><text:span text:style-name="Citation"><text:span text:style-name="T1">template &lt;typename T&gt; class Stack;</text:span></text:span></text:p>
      <text:p text:style-name="code"><text:span text:style-name="Citation"><text:span text:style-name="T1">template &lt;typename T&gt; ostream&amp; operator&lt;&lt; ( ostream&amp; o, const Stack&lt;T&gt;&amp; other);</text:span></text:span></text:p>
      <text:p text:style-name="code"><text:span text:style-name="Citation"><text:span text:style-name="T1"/></text:span></text:p>
      <text:p text:style-name="code"><text:span text:style-name="Citation"><text:span text:style-name="T1">// the class stack as template class</text:span></text:span></text:p>
      <text:p text:style-name="code"><text:span text:style-name="Citation"><text:span text:style-name="T1">template &lt;typename T&gt;</text:span></text:span></text:p>
      <text:p text:style-name="code"><text:span text:style-name="Citation"><text:span text:style-name="T1">class Stack{</text:span></text:span></text:p>
      <text:p text:style-name="code"><text:span text:style-name="Citation"><text:span text:style-name="T1">private:</text:span></text:span></text:p>
      <text:p text:style-name="code"><text:span text:style-name="Citation"><text:span text:style-name="T1"><text:tab/>T* stack_;</text:span></text:span></text:p>
      <text:p text:style-name="code"><text:span text:style-name="Citation"><text:span text:style-name="T1"><text:tab/>unsigned size_;</text:span></text:span></text:p>
      <text:p text:style-name="code"><text:span text:style-name="Citation"><text:span text:style-name="T1"><text:tab/>unsigned stackptr_;</text:span></text:span></text:p>
      <text:p text:style-name="code"><text:span text:style-name="Citation"><text:span text:style-name="T1">public:</text:span></text:span></text:p>
      <text:p text:style-name="code"><text:span text:style-name="Citation"><text:span text:style-name="T1"><text:tab/>Stack(int iSize=100) <text:tab/><text:tab/><text:tab/>throw (std::bad_alloc);</text:span></text:span></text:p>
      <text:p text:style-name="code"><text:span text:style-name="Citation"><text:span text:style-name="T1"><text:tab/>Stack(const Stack&lt;T&gt;&amp; other) <text:tab/>throw (std::bad_alloc);</text:span></text:span></text:p>
      <text:p text:style-name="code"><text:span text:style-name="Citation"><text:span text:style-name="T1"><text:tab/>~Stack();</text:span></text:span></text:p>
      <text:p text:style-name="code"><text:span text:style-name="Citation"><text:span text:style-name="T1"/></text:span></text:p>
      <text:p text:style-name="code"><text:span text:style-name="Citation"><text:span text:style-name="T1"><text:tab/>T&amp; top() const;</text:span></text:span></text:p>
      <text:p text:style-name="code"><text:span text:style-name="Citation"><text:span text:style-name="T1"><text:tab/>void pop() <text:tab/><text:tab/><text:tab/><text:tab/><text:tab/><text:tab/>throw (std::underflow_error);</text:span></text:span></text:p>
      <text:p text:style-name="code"><text:span text:style-name="Citation"><text:span text:style-name="T1"><text:tab/>void push(T&amp; value) <text:tab/><text:tab/><text:tab/>throw (std::overflow_error);</text:span></text:span></text:p>
      <text:p text:style-name="code"><text:span text:style-name="Citation"><text:span text:style-name="T1"/></text:span></text:p>
      <text:p text:style-name="code"><text:span text:style-name="Citation"><text:span text:style-name="T1"><text:tab/>friend ostream&amp; operator&lt;&lt; &lt;&gt;( ostream&amp; o, const Stack&lt;T&gt;&amp; other);</text:span></text:span></text:p>
      <text:p text:style-name="code"><text:span text:style-name="Citation"><text:span text:style-name="T1"/></text:span></text:p>
      <text:p text:style-name="code"><text:span text:style-name="Citation"><text:span text:style-name="T1">};</text:span></text:span></text:p>
      <text:p text:style-name="code"><text:span text:style-name="Citation"><text:span text:style-name="T1"/></text:span></text:p>
      <text:p text:style-name="code"><text:span text:style-name="Citation"><text:span text:style-name="T1">template &lt;typename T&gt;</text:span></text:span></text:p>
      <text:p text:style-name="code"><text:span text:style-name="Citation"><text:span text:style-name="T1">Stack&lt;T&gt;::Stack(int isize) throw (std::bad_alloc) {</text:span></text:span></text:p>
      <text:p text:style-name="code"><text:span text:style-name="Citation"><text:span text:style-name="T1"><text:tab/>size_= isize;</text:span></text:span></text:p>
      <text:p text:style-name="code"><text:span text:style-name="Citation"><text:span text:style-name="T1"/></text:span></text:p>
      <text:p text:style-name="code"><text:span text:style-name="Citation"><text:span text:style-name="T1"><text:tab/>stack_= _________________________________________</text:span></text:span></text:p>
      <text:p text:style-name="code"><text:span text:style-name="Citation"><text:span text:style-name="T1"/></text:span></text:p>
      <text:p text:style-name="code"><text:soft-page-break/><text:span text:style-name="Citation"><text:span text:style-name="T1"><text:tab/>stackptr_= 0;</text:span></text:span></text:p>
      <text:p text:style-name="code"><text:span text:style-name="Citation"><text:span text:style-name="T1">}</text:span></text:span></text:p>
      <text:p text:style-name="code"><text:span text:style-name="Citation"><text:span text:style-name="T1"/></text:span></text:p>
      <text:p text:style-name="code"><text:span text:style-name="Citation"><text:span text:style-name="T1">template &lt;typename T&gt;</text:span></text:span></text:p>
      <text:p text:style-name="code"><text:span text:style-name="Citation"><text:span text:style-name="T1">Stack&lt;T&gt;::Stack(const Stack&lt;T&gt;&amp; other) throw (std::bad_alloc) {</text:span></text:span></text:p>
      <text:p text:style-name="code"><text:span text:style-name="Citation"><text:span text:style-name="T1"><text:tab/>size_= other.size_;</text:span></text:span></text:p>
      <text:p text:style-name="code"><text:span text:style-name="Citation"><text:span text:style-name="T1"/></text:span></text:p>
      <text:p text:style-name="code"><text:span text:style-name="Citation"><text:span text:style-name="T1"><text:tab/>stack_= _________________________________________</text:span></text:span></text:p>
      <text:p text:style-name="code"><text:span text:style-name="Citation"><text:span text:style-name="T1"/></text:span></text:p>
      <text:p text:style-name="code"><text:span text:style-name="Citation"><text:span text:style-name="T1"><text:tab/>for (int i=0; i &lt; size_; i++){</text:span></text:span></text:p>
      <text:p text:style-name="code"><text:span text:style-name="Citation"><text:span text:style-name="T1"><text:tab/><text:tab/>stack_[i]= other.stack_ [i];</text:span></text:span></text:p>
      <text:p text:style-name="code"><text:span text:style-name="Citation"><text:span text:style-name="T1"><text:tab/>}</text:span></text:span></text:p>
      <text:p text:style-name="code"><text:span text:style-name="Citation"><text:span text:style-name="T1">}</text:span></text:span></text:p>
      <text:p text:style-name="code"><text:span text:style-name="Citation"><text:span text:style-name="T1"/></text:span></text:p>
      <text:p text:style-name="code"><text:span text:style-name="Citation"><text:span text:style-name="T1">template &lt;typename T&gt;</text:span></text:span></text:p>
      <text:p text:style-name="code"><text:span text:style-name="Citation"><text:span text:style-name="T1">Stack&lt;T&gt;::~Stack(){</text:span></text:span></text:p>
      <text:p text:style-name="code"><text:span text:style-name="Citation"><text:span text:style-name="T1"><text:tab/>_________________________________________________</text:span></text:span></text:p>
      <text:p text:style-name="code"><text:span text:style-name="Citation"><text:span text:style-name="T1">}</text:span></text:span></text:p>
      <text:p text:style-name="code"><text:span text:style-name="Citation"><text:span text:style-name="T1"/></text:span></text:p>
      <text:p text:style-name="code"><text:span text:style-name="Citation"><text:span text:style-name="T1"/></text:span></text:p>
      <text:p text:style-name="code"><text:span text:style-name="Citation"><text:span text:style-name="T1">___________________________________________top() const{</text:span></text:span></text:p>
      <text:p text:style-name="code"><text:span text:style-name="Citation"><text:span text:style-name="T1"/></text:span></text:p>
      <text:p text:style-name="code"><text:span text:style-name="Citation"><text:span text:style-name="T1"><text:tab/>_________________________________________________</text:span></text:span></text:p>
      <text:p text:style-name="code"><text:span text:style-name="Citation"><text:span text:style-name="T1">}</text:span></text:span></text:p>
      <text:p text:style-name="code"><text:span text:style-name="Citation"><text:span text:style-name="T1"/></text:span></text:p>
      <text:p text:style-name="code"><text:span text:style-name="Citation"><text:span text:style-name="T1"/></text:span></text:p>
      <text:p text:style-name="code"><text:span text:style-name="Citation"><text:span text:style-name="T1">___________________________________________pop() throw (std::underflow_error){</text:span></text:span></text:p>
      <text:p text:style-name="code"><text:span text:style-name="Citation"><text:span text:style-name="T1"><text:tab/>if (stackptr_ &lt;= 0){</text:span></text:span></text:p>
      <text:p text:style-name="code"><text:span text:style-name="Citation"><text:span text:style-name="T1"><text:tab/><text:tab/>ostringstream o;</text:span></text:span></text:p>
      <text:p text:style-name="code"><text:span text:style-name="Citation"><text:span text:style-name="T1"><text:tab/><text:tab/>o &lt;&lt; "\nerror:" &lt;&lt;__FILE__ &lt;&lt; ":" &lt;&lt; __LINE__ &lt;&lt; ": pop(): ";</text:span></text:span></text:p>
      <text:p text:style-name="code"><text:span text:style-name="Citation"><text:span text:style-name="T1"><text:tab/><text:tab/>o &lt;&lt; "stackptr_: " &lt;&lt; stackptr_ &lt;&lt; endl;</text:span></text:span></text:p>
      <text:p text:style-name="code"><text:span text:style-name="Citation"><text:span text:style-name="T1"><text:tab/><text:tab/>o &lt;&lt; *this&lt;&lt;endl;</text:span></text:span></text:p>
      <text:p text:style-name="code"><text:span text:style-name="Citation"><text:span text:style-name="T1"/></text:span></text:p>
      <text:p text:style-name="code"><text:span text:style-name="Citation"><text:span text:style-name="T1"><text:tab/><text:tab/>throw std::underflow_error(o.str());<text:tab/><text:tab/></text:span></text:span></text:p>
      <text:p text:style-name="code"><text:span text:style-name="Citation"><text:span text:style-name="T1"><text:tab/>}else{</text:span></text:span></text:p>
      <text:p text:style-name="code"><text:span text:style-name="Citation"><text:span text:style-name="T1"><text:tab/><text:tab/></text:span></text:span></text:p>
      <text:p text:style-name="code"><text:span text:style-name="Citation"><text:span text:style-name="T1"><text:tab/><text:tab/>_________________________________________________</text:span></text:span></text:p>
      <text:p text:style-name="code"><text:span text:style-name="Citation"><text:span text:style-name="T1"><text:tab/>}</text:span></text:span></text:p>
      <text:p text:style-name="code"><text:span text:style-name="Citation"><text:span text:style-name="T1">}</text:span></text:span></text:p>
      <text:p text:style-name="code"><text:span text:style-name="Citation"><text:span text:style-name="T1"/></text:span></text:p>
      <text:p text:style-name="code"><text:span text:style-name="Citation"><text:span text:style-name="T1">____________________________________push(T&amp; value) throw (std::overflow_error){</text:span></text:span></text:p>
      <text:p text:style-name="code"><text:span text:style-name="Citation"><text:span text:style-name="T1"><text:tab/>if (stackptr_ &gt;= size_){</text:span></text:span></text:p>
      <text:p text:style-name="code"><text:span text:style-name="Citation"><text:span text:style-name="T1"><text:tab/><text:tab/>ostringstream o;</text:span></text:span></text:p>
      <text:p text:style-name="code"><text:span text:style-name="Citation"><text:span text:style-name="T1"><text:tab/><text:tab/>o &lt;&lt; "\nerror:" &lt;&lt;__FILE__ &lt;&lt; ":" &lt;&lt; __LINE__ &lt;&lt; ": push(): ";</text:span></text:span></text:p>
      <text:p text:style-name="code"><text:span text:style-name="Citation"><text:span text:style-name="T1"><text:tab/><text:tab/>o &lt;&lt; "stackptr_: " &lt;&lt; stackptr_ &lt;&lt; endl;</text:span></text:span></text:p>
      <text:p text:style-name="code"><text:span text:style-name="Citation"><text:span text:style-name="T1"><text:tab/><text:tab/>o &lt;&lt; *this&lt;&lt;endl;</text:span></text:span></text:p>
      <text:p text:style-name="code"><text:span text:style-name="Citation"><text:span text:style-name="T1"/></text:span></text:p>
      <text:p text:style-name="code"><text:span text:style-name="Citation"><text:span text:style-name="T1"><text:tab/><text:tab/>throw std::overflow_error(o.str());<text:tab/><text:tab/></text:span></text:span></text:p>
      <text:p text:style-name="code"><text:span text:style-name="Citation"><text:span text:style-name="T1"><text:tab/>}else{</text:span></text:span></text:p>
      <text:p text:style-name="code"><text:span text:style-name="Citation"><text:span text:style-name="T1"/></text:span></text:p>
      <text:p text:style-name="code"><text:span text:style-name="Citation"><text:span text:style-name="T1"><text:tab/><text:tab/>____________________________________________________</text:span></text:span></text:p>
      <text:p text:style-name="code"><text:span text:style-name="Citation"><text:span text:style-name="T1"><text:tab/>}</text:span></text:span></text:p>
      <text:p text:style-name="code"><text:span text:style-name="Citation"><text:span text:style-name="T1">}</text:span></text:span></text:p>
      <text:p text:style-name="code"><text:span text:style-name="Citation"><text:span text:style-name="T1"/></text:span></text:p>
      <text:p text:style-name="code"><text:soft-page-break/><text:span text:style-name="Citation"><text:span text:style-name="T1"/></text:span></text:p>
      <text:p text:style-name="code"><text:span text:style-name="Citation"><text:span text:style-name="T1">// output</text:span></text:span></text:p>
      <text:p text:style-name="code"><text:span text:style-name="Citation"><text:span text:style-name="T1">template &lt;typename T&gt;</text:span></text:span></text:p>
      <text:p text:style-name="code"><text:span text:style-name="Citation"><text:span text:style-name="T1">ostream&amp; operator&lt;&lt;( ostream&amp; o, const Stack&lt;T&gt;&amp; other){</text:span></text:span></text:p>
      <text:p text:style-name="code"><text:span text:style-name="Citation"><text:span text:style-name="T1"><text:tab/>o &lt;&lt; "The Stack ... " &lt;&lt; "size= " &lt;&lt; other.size_ &lt;&lt; " ..." &lt;&lt; endl;</text:span></text:span></text:p>
      <text:p text:style-name="code"><text:span text:style-name="Citation"><text:span text:style-name="T1"><text:tab/>for (int i=0; i &lt; other.size_; i++){</text:span></text:span></text:p>
      <text:p text:style-name="code"><text:span text:style-name="Citation"><text:span text:style-name="T1"><text:tab/><text:tab/><text:tab/>o &lt;&lt; "." &lt;&lt; i &lt;&lt; ". " &lt;&lt; other.stack_[i] &lt;&lt; endl;</text:span></text:span></text:p>
      <text:p text:style-name="code"><text:span text:style-name="Citation"><text:span text:style-name="T1"><text:tab/>}</text:span></text:span></text:p>
      <text:p text:style-name="code"><text:span text:style-name="Citation"><text:span text:style-name="T1"><text:tab/>return o;</text:span></text:span></text:p>
      <text:p text:style-name="code"><text:span text:style-name="Citation"><text:span text:style-name="T1">}</text:span></text:span></text:p>
      <text:p text:style-name="code"><text:span text:style-name="Citation"><text:span text:style-name="T1"/></text:span></text:p>
      <text:p text:style-name="P4"><text:span text:style-name="Citation"><text:span text:style-name="T7"/></text:span></text:p>
      <text:p text:style-name="P36"><text:span text:style-name="Citation"><text:span text:style-name="T8"/></text:span></text:p>
      <text:h text:style-name="Heading_20_3" text:outline-level="3"><text:bookmark-start text:name="__RefHeading___Toc7554_990528502"/><text:span text:style-name="Citation"><text:span text:style-name="T12">MOODLE-TEST: </text:span></text:span><text:span text:style-name="Citation"><text:span text:style-name="T13">MAB: CPP - Überladen v. Operatoren (Complex, MyString ...)</text:span></text:span><text:bookmark-end text:name="__RefHeading___Toc7554_990528502"/></text:h>
      <text:p text:style-name="P35"><text:span text:style-name="T20">Führen Sie den folgenden Test durch bis Sie ca. 100% erreicht haben.</text:span></text:p>
      <text:p text:style-name="P34">pwd= comein</text:p>
      <text:p text:style-name="P37"><text:span text:style-name="Citation"><text:span text:style-name="T12"/></text:span></text:p>
      <text:p text:style-name="P37"><text:a xlink:type="simple" xlink:href="https://elearning2.htl-salzburg.ac.at/Moodle/moodle/mod/quiz/view.php?id=1170" text:style-name="Internet_20_link" text:visited-style-name="Visited_20_Internet_20_Link"><text:span text:style-name="Citation"><text:span text:style-name="T12">https://elearning2.htl-salzburg.ac.at/Moodle/moodle/mod/quiz/view.php?id=1170</text:span></text:span></text:a><text:span text:style-name="Citation"><text:span text:style-name="T12">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loext:graphic-properties draw:fill-image-width="0cm" draw:fill-image-height="0cm"/>
      <style:paragraph-properties fo:margin-left="0cm" fo:margin-right="0cm" fo:margin-top="0.3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ffffff" draw:opacity="100%" draw:fill-image-width="0cm" draw:fill-image-height="0cm"/>
      <style:paragraph-properties style:page-number="auto" fo:background-color="#ffffff" fo:padding="0.049cm" fo:border="0.06pt solid #993366" style:shadow="none"/>
      <style:text-properties style:font-name="Courier New" fo:font-family="'Courier New'" style:font-style-name="Standard" style:font-family-generic="modern" style:font-pitch="fixed" fo:font-size="11pt" fo:font-weight="bold"/>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Heading_20_4" style:display-name="Heading 4" style:family="paragraph" style:parent-style-name="Heading_20_3" style:next-style-name="Text_20_body" style:default-outline-level="4" style:class="text">
      <style:text-properties style:font-name="Verdana2" fo:font-family="Verdana" style:font-style-name="Standard" style:font-family-generic="swiss" style:font-pitch="variable" fo:font-size="85%" fo:font-style="normal" fo:font-weight="normal"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Praktische-Uebungen</text:file-name><text:tab/>Arbeitsunterlage</text:p>
      </style:header>
      <style:footer>
        <text:p text:style-name="Footer">Informatik<text:tab/><text:tab/><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2-13T18:48:01.761827301</meta:creation-date>
    <meta:editing-cycles>11</meta:editing-cycles>
    <meta:editing-duration>PT46M40S</meta:editing-duration>
    <meta:initial-creator>hofmann </meta:initial-creator>
    <dc:date>2017-02-18T22:54:54.156436706</dc:date>
    <dc:creator>hofmann </dc:creator>
    <meta:document-statistic meta:table-count="0" meta:image-count="0" meta:object-count="0" meta:page-count="14" meta:paragraph-count="561" meta:word-count="1804" meta:character-count="13337" meta:non-whitespace-character-count="11440"/>
    <meta:user-defined meta:name="Info 1"/>
    <meta:user-defined meta:name="Info 2"/>
    <meta:user-defined meta:name="Info 3"/>
    <meta:user-defined meta:name="Info 4"/>
    <meta:template xlink:type="simple" xlink:actuate="onRequest" xlink:title="arbeitsunterlage" xlink:href="../../../../../../../../../../../../home/hofmann/.config/libreoffice/4/user/template/arbeitsunterlage.ott" meta:date="2017-02-13T18:48:01.358463993"/>
  </office:meta>
</office:document-meta>
</file>